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2.182cm"/>
    </style:style>
    <style:style style:name="co10" style:family="table-column">
      <style:table-column-properties fo:break-before="auto" style:column-width="1.59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Limburg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padding="0.071cm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Limbur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1" table:number-columns-repeated="14" table:default-cell-style-name="Default"/>
        <table:table-column table:style-name="co5" table:default-cell-style-name="ce21"/>
        <table:table-column table:style-name="co1" table:default-cell-style-name="Default"/>
        <table:table-column table:style-name="co6" table:default-cell-style-name="ce21"/>
        <table:table-column table:style-name="co7" table:default-cell-style-name="ce21"/>
        <table:table-column table:style-name="co1" table:number-columns-repeated="6" table:default-cell-style-name="Default"/>
        <table:table-column table:style-name="co8" table:default-cell-style-name="ce21"/>
        <table:table-column table:style-name="co9" table:default-cell-style-name="ce21"/>
        <table:table-column table:style-name="co4" table:number-columns-repeated="2" table:default-cell-style-name="ce21"/>
        <table:table-column table:style-name="co10" table:default-cell-style-name="ce21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PROVINCIELIMBURG TWEEDE GEDEELTE INDEELING NAAR DE HUIZING </text:p>
          </table:table-cell>
          <table:table-cell table:style-name="ce13" table:number-columns-repeated="32"/>
          <table:table-cell table:style-name="ce68"/>
          <table:table-cell table:number-columns-repeated="99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3" table:number-rows-spanned="7">
            <text:p>Gemeenten</text:p>
          </table:table-cell>
          <table:covered-table-cell table:style-name="ce14"/>
          <table:covered-table-cell table:style-name="ce22"/>
          <table:table-cell table:style-name="ce30"/>
          <table:table-cell table:style-name="ce33" office:value-type="string" calcext:value-type="string" table:number-columns-spanned="1" table:number-rows-spanned="7">
            <text:p>Bewoonde huizen en schepen</text:p>
          </table:table-cell>
          <table:table-cell table:style-name="ce39" office:value-type="string" calcext:value-type="string" table:number-columns-spanned="1" table:number-rows-spanned="7">
            <text:p>Huisgezinnen</text:p>
          </table:table-cell>
          <table:table-cell table:style-name="ce44" office:value-type="string" calcext:value-type="string" table:number-columns-spanned="10" table:number-rows-spanned="2">
            <text:p>Leden der huisgezinnen</text:p>
          </table:table-cell>
          <table:covered-table-cell table:number-columns-repeated="7" table:style-name="ce44"/>
          <table:covered-table-cell table:number-columns-repeated="2" table:style-name="ce47"/>
          <table:table-cell table:style-name="ce49" office:value-type="string" calcext:value-type="string" table:number-columns-spanned="2" table:number-rows-spanned="7">
            <text:p>Afzonderlijk levende personen</text:p>
          </table:table-cell>
          <table:covered-table-cell table:style-name="ce49"/>
          <table:table-cell table:style-name="ce44" office:value-type="string" calcext:value-type="string" table:number-columns-spanned="8" table:number-rows-spanned="2">
            <text:p>Bevolking van gestichten en andere instellingen, onder één bestuur te zamen wonende</text:p>
          </table:table-cell>
          <table:covered-table-cell table:number-columns-repeated="7" table:style-name="ce44"/>
          <table:table-cell table:style-name="ce50" office:value-type="string" calcext:value-type="string" table:number-columns-spanned="2" table:number-rows-spanned="7">
            <text:p>Totaal</text:p>
          </table:table-cell>
          <table:covered-table-cell table:style-name="ce50"/>
          <table:table-cell table:style-name="ce56" office:value-type="string" calcext:value-type="string" table:number-columns-spanned="1" table:number-rows-spanned="9">
            <text:p>Telling</text:p>
          </table:table-cell>
          <table:table-cell table:style-name="ce62" office:value-type="string" calcext:value-type="string" table:number-columns-spanned="1" table:number-rows-spanned="9">
            <text:p>Tabel</text:p>
          </table:table-cell>
          <table:table-cell table:style-name="ce62" office:value-type="string" calcext:value-type="string" table:number-columns-spanned="1" table:number-rows-spanned="9">
            <text:p>Paginanummer links</text:p>
          </table:table-cell>
          <table:table-cell table:style-name="ce62" office:value-type="string" calcext:value-type="string" table:number-columns-spanned="1" table:number-rows-spanned="9">
            <text:p>Paginanummer rechts</text:p>
          </table:table-cell>
          <table:table-cell table:style-name="ce62" office:value-type="string" calcext:value-type="string" table:number-columns-spanned="1" table:number-rows-spanned="9">
            <text:p>Provincie</text:p>
          </table:table-cell>
          <table:table-cell table:style-name="ce69" office:value-type="string" calcext:value-type="string" table:number-columns-spanned="1" table:number-rows-spanned="9">
            <text:p>Image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number-columns-repeated="8" table:style-name="ce45"/>
          <table:covered-table-cell table:number-columns-repeated="2" table:style-name="ce48"/>
          <table:covered-table-cell table:number-columns-repeated="2" table:style-name="ce46"/>
          <table:covered-table-cell table:number-columns-repeated="9" table:style-name="ce45"/>
          <table:covered-table-cell table:style-name="ce51"/>
          <table:covered-table-cell table:style-name="ce57"/>
          <table:covered-table-cell table:style-name="ce40"/>
          <table:covered-table-cell table:number-columns-repeated="2" table:style-name="ce64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table-cell table:style-name="ce46" office:value-type="string" calcext:value-type="string" table:number-columns-spanned="2" table:number-rows-spanned="5">
            <text:p>Hoofden van huisgezinnen</text:p>
          </table:table-cell>
          <table:covered-table-cell table:style-name="ce46"/>
          <table:table-cell table:style-name="ce45" office:value-type="string" calcext:value-type="string" table:number-columns-spanned="2" table:number-rows-spanned="5">
            <text:p>Kinderen</text:p>
          </table:table-cell>
          <table:covered-table-cell table:style-name="ce45"/>
          <table:table-cell table:style-name="ce46" office:value-type="string" calcext:value-type="string" table:number-columns-spanned="2" table:number-rows-spanned="5">
            <text:p>Personen in dienstbetrekking</text:p>
          </table:table-cell>
          <table:covered-table-cell table:style-name="ce46"/>
          <table:table-cell table:style-name="ce46" office:value-type="string" calcext:value-type="string" table:number-columns-spanned="2" table:number-rows-spanned="5">
            <text:p>Overige leden der gezinnen</text:p>
          </table:table-cell>
          <table:covered-table-cell table:style-name="ce46"/>
          <table:table-cell table:style-name="ce45" office:value-type="string" calcext:value-type="string" table:number-columns-spanned="2" table:number-rows-spanned="5">
            <text:p>Totaal</text:p>
          </table:table-cell>
          <table:covered-table-cell table:style-name="ce45"/>
          <table:covered-table-cell table:number-columns-repeated="2" table:style-name="ce46"/>
          <table:table-cell table:style-name="ce46" office:value-type="string" calcext:value-type="string" table:number-columns-spanned="2" table:number-rows-spanned="5">
            <text:p>Bestuurders, beambten en bedienden en personen tot hunnen gezinnen behoorende</text:p>
          </table:table-cell>
          <table:covered-table-cell table:style-name="ce46"/>
          <table:table-cell table:style-name="ce46" office:value-type="string" calcext:value-type="string" table:number-columns-spanned="2" table:number-rows-spanned="5">
            <text:p>Bestuurders, beamten en bedienden afzonderlijk levende.</text:p>
          </table:table-cell>
          <table:covered-table-cell table:style-name="ce46"/>
          <table:table-cell table:style-name="ce46" office:value-type="string" calcext:value-type="string" table:number-columns-spanned="2" table:number-rows-spanned="5">
            <text:p>Bevolking voor wie het gesticht is bestemd</text:p>
          </table:table-cell>
          <table:covered-table-cell table:style-name="ce46"/>
          <table:table-cell table:style-name="ce45" office:value-type="string" calcext:value-type="string" table:number-columns-spanned="2" table:number-rows-spanned="5">
            <text:p>Totaal</text:p>
          </table:table-cell>
          <table:covered-table-cell table:number-columns-repeated="2" table:style-name="ce45"/>
          <table:covered-table-cell table:style-name="ce51"/>
          <table:covered-table-cell table:style-name="ce57"/>
          <table:covered-table-cell table:style-name="ce40"/>
          <table:covered-table-cell table:number-columns-repeated="2" table:style-name="ce64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number-columns-repeated="2" table:style-name="ce46"/>
          <table:covered-table-cell table:number-columns-repeated="2" table:style-name="ce45"/>
          <table:covered-table-cell table:number-columns-repeated="4" table:style-name="ce46"/>
          <table:covered-table-cell table:number-columns-repeated="2" table:style-name="ce45"/>
          <table:covered-table-cell table:number-columns-repeated="8" table:style-name="ce46"/>
          <table:covered-table-cell table:number-columns-repeated="3" table:style-name="ce45"/>
          <table:covered-table-cell table:style-name="ce51"/>
          <table:covered-table-cell table:style-name="ce57"/>
          <table:covered-table-cell table:style-name="ce40"/>
          <table:covered-table-cell table:number-columns-repeated="2" table:style-name="ce64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number-columns-repeated="2" table:style-name="ce46"/>
          <table:covered-table-cell table:number-columns-repeated="2" table:style-name="ce45"/>
          <table:covered-table-cell table:number-columns-repeated="4" table:style-name="ce46"/>
          <table:covered-table-cell table:number-columns-repeated="2" table:style-name="ce45"/>
          <table:covered-table-cell table:number-columns-repeated="8" table:style-name="ce46"/>
          <table:covered-table-cell table:number-columns-repeated="3" table:style-name="ce45"/>
          <table:covered-table-cell table:style-name="ce51"/>
          <table:covered-table-cell table:style-name="ce57"/>
          <table:covered-table-cell table:style-name="ce40"/>
          <table:covered-table-cell table:number-columns-repeated="2" table:style-name="ce64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number-columns-repeated="2" table:style-name="ce46"/>
          <table:covered-table-cell table:number-columns-repeated="2" table:style-name="ce45"/>
          <table:covered-table-cell table:number-columns-repeated="4" table:style-name="ce46"/>
          <table:covered-table-cell table:number-columns-repeated="2" table:style-name="ce45"/>
          <table:covered-table-cell table:number-columns-repeated="8" table:style-name="ce46"/>
          <table:covered-table-cell table:number-columns-repeated="3" table:style-name="ce45"/>
          <table:covered-table-cell table:style-name="ce51"/>
          <table:covered-table-cell table:style-name="ce57"/>
          <table:covered-table-cell table:style-name="ce40"/>
          <table:covered-table-cell table:number-columns-repeated="2" table:style-name="ce64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5"/>
          <table:covered-table-cell table:style-name="ce16"/>
          <table:covered-table-cell table:style-name="ce24"/>
          <table:table-cell table:style-name="ce30"/>
          <table:covered-table-cell table:style-name="ce34"/>
          <table:covered-table-cell table:style-name="ce40"/>
          <table:covered-table-cell table:number-columns-repeated="2" table:style-name="ce46"/>
          <table:covered-table-cell table:number-columns-repeated="2" table:style-name="ce45"/>
          <table:covered-table-cell table:number-columns-repeated="4" table:style-name="ce46"/>
          <table:covered-table-cell table:number-columns-repeated="2" table:style-name="ce45"/>
          <table:covered-table-cell table:number-columns-repeated="8" table:style-name="ce46"/>
          <table:covered-table-cell table:number-columns-repeated="3" table:style-name="ce45"/>
          <table:covered-table-cell table:style-name="ce51"/>
          <table:covered-table-cell table:style-name="ce57"/>
          <table:covered-table-cell table:style-name="ce40"/>
          <table:covered-table-cell table:number-columns-repeated="2" table:style-name="ce64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table-cell table:style-name="ce6" office:value-type="float" office:value="1" calcext:value-type="float" table:number-columns-spanned="3" table:number-rows-spanned="2">
            <text:p>1</text:p>
          </table:table-cell>
          <table:covered-table-cell table:style-name="ce17"/>
          <table:covered-table-cell table:style-name="ce25"/>
          <table:table-cell table:style-name="ce30"/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41" office:value-type="float" office:value="3" calcext:value-type="float" table:number-columns-spanned="1" table:number-rows-spanned="2">
            <text:p>3</text:p>
          </table:table-cell>
          <table:table-cell table:style-name="ce41" office:value-type="string" calcext:value-type="string" table:number-columns-spanned="1" table:number-rows-spanned="2">
            <text:p>M. 4</text:p>
          </table:table-cell>
          <table:table-cell table:style-name="ce41" office:value-type="string" calcext:value-type="string" table:number-columns-spanned="1" table:number-rows-spanned="2">
            <text:p>V. 5</text:p>
          </table:table-cell>
          <table:table-cell table:style-name="ce41" office:value-type="string" calcext:value-type="string" table:number-columns-spanned="1" table:number-rows-spanned="2">
            <text:p>M. 6</text:p>
          </table:table-cell>
          <table:table-cell table:style-name="ce41" office:value-type="string" calcext:value-type="string" table:number-columns-spanned="1" table:number-rows-spanned="2">
            <text:p>V. 7</text:p>
          </table:table-cell>
          <table:table-cell table:style-name="ce41" office:value-type="string" calcext:value-type="string" table:number-columns-spanned="1" table:number-rows-spanned="2">
            <text:p>M. 8</text:p>
          </table:table-cell>
          <table:table-cell table:style-name="ce41" office:value-type="string" calcext:value-type="string" table:number-columns-spanned="1" table:number-rows-spanned="2">
            <text:p>V. 9</text:p>
          </table:table-cell>
          <table:table-cell table:style-name="ce41" office:value-type="string" calcext:value-type="string" table:number-columns-spanned="1" table:number-rows-spanned="2">
            <text:p>M. 10</text:p>
          </table:table-cell>
          <table:table-cell table:style-name="ce41" office:value-type="string" calcext:value-type="string" table:number-columns-spanned="1" table:number-rows-spanned="2">
            <text:p>V. 11</text:p>
          </table:table-cell>
          <table:table-cell table:style-name="ce41" office:value-type="string" calcext:value-type="string" table:number-columns-spanned="1" table:number-rows-spanned="2">
            <text:p>M. 12</text:p>
          </table:table-cell>
          <table:table-cell table:style-name="ce41" office:value-type="string" calcext:value-type="string" table:number-columns-spanned="1" table:number-rows-spanned="2">
            <text:p>V. 13</text:p>
          </table:table-cell>
          <table:table-cell table:style-name="ce41" office:value-type="string" calcext:value-type="string" table:number-columns-spanned="1" table:number-rows-spanned="2">
            <text:p>M. 14</text:p>
          </table:table-cell>
          <table:table-cell table:style-name="ce41" office:value-type="string" calcext:value-type="string" table:number-columns-spanned="1" table:number-rows-spanned="2">
            <text:p>V. 15</text:p>
          </table:table-cell>
          <table:table-cell table:style-name="ce41" office:value-type="string" calcext:value-type="string" table:number-columns-spanned="1" table:number-rows-spanned="2">
            <text:p>M. 16</text:p>
          </table:table-cell>
          <table:table-cell table:style-name="ce41" office:value-type="string" calcext:value-type="string" table:number-columns-spanned="1" table:number-rows-spanned="2">
            <text:p>V. 17</text:p>
          </table:table-cell>
          <table:table-cell table:style-name="ce41" office:value-type="string" calcext:value-type="string" table:number-columns-spanned="1" table:number-rows-spanned="2">
            <text:p>M. 18</text:p>
          </table:table-cell>
          <table:table-cell table:style-name="ce41" office:value-type="string" calcext:value-type="string" table:number-columns-spanned="1" table:number-rows-spanned="2">
            <text:p>V. 19</text:p>
          </table:table-cell>
          <table:table-cell table:style-name="ce41" office:value-type="string" calcext:value-type="string" table:number-columns-spanned="1" table:number-rows-spanned="2">
            <text:p>M. 20</text:p>
          </table:table-cell>
          <table:table-cell table:style-name="ce41" office:value-type="string" calcext:value-type="string" table:number-columns-spanned="1" table:number-rows-spanned="2">
            <text:p>V. 21</text:p>
          </table:table-cell>
          <table:table-cell table:style-name="ce41" office:value-type="string" calcext:value-type="string" table:number-columns-spanned="1" table:number-rows-spanned="2">
            <text:p>M. 22</text:p>
          </table:table-cell>
          <table:table-cell table:style-name="ce41" office:value-type="string" calcext:value-type="string" table:number-columns-spanned="1" table:number-rows-spanned="2">
            <text:p>V. 23</text:p>
          </table:table-cell>
          <table:table-cell table:style-name="ce41" office:value-type="string" calcext:value-type="string" table:number-columns-spanned="1" table:number-rows-spanned="2">
            <text:p>M. 24</text:p>
          </table:table-cell>
          <table:table-cell table:style-name="ce52" office:value-type="string" calcext:value-type="string" table:number-columns-spanned="1" table:number-rows-spanned="2">
            <text:p>V. 25</text:p>
          </table:table-cell>
          <table:covered-table-cell table:style-name="ce57"/>
          <table:covered-table-cell table:style-name="ce40"/>
          <table:covered-table-cell table:number-columns-repeated="2" table:style-name="ce64"/>
          <table:covered-table-cell table:style-name="ce40"/>
          <table:covered-table-cell table:style-name="ce70"/>
          <table:table-cell table:number-columns-repeated="990"/>
        </table:table-row>
        <table:table-row table:style-name="ro1">
          <table:covered-table-cell table:style-name="ce7"/>
          <table:covered-table-cell table:style-name="ce18"/>
          <table:covered-table-cell table:style-name="ce26"/>
          <table:table-cell table:style-name="ce30"/>
          <table:covered-table-cell table:style-name="ce35"/>
          <table:covered-table-cell table:number-columns-repeated="22" table:style-name="ce41"/>
          <table:covered-table-cell table:style-name="ce52"/>
          <table:covered-table-cell table:style-name="ce58"/>
          <table:covered-table-cell table:style-name="ce63"/>
          <table:covered-table-cell table:number-columns-repeated="2" table:style-name="ce65"/>
          <table:covered-table-cell table:style-name="ce63"/>
          <table:covered-table-cell table:style-name="ce71"/>
          <table:table-cell table:number-columns-repeated="990"/>
        </table:table-row>
        <table:table-row table:style-name="ro1">
          <table:table-cell table:style-name="ce8" table:number-columns-spanned="3" table:number-rows-spanned="1"/>
          <table:covered-table-cell table:number-columns-repeated="2" table:style-name="ce8"/>
          <table:table-cell table:style-name="ce31" table:number-columns-repeated="25"/>
          <table:table-cell table:number-columns-repeated="996"/>
        </table:table-row>
        <table:table-row table:style-name="ro3">
          <table:table-cell table:style-name="ce9" office:value-type="string" calcext:value-type="string" table:number-columns-spanned="3" table:number-rows-spanned="1">
            <text:p>Maastricht</text:p>
          </table:table-cell>
          <table:covered-table-cell table:style-name="ce19"/>
          <table:covered-table-cell table:style-name="ce27"/>
          <table:table-cell table:style-name="ce30"/>
          <table:table-cell table:style-name="ce36" office:value-type="float" office:value="2926" calcext:value-type="float">
            <text:p>2926</text:p>
          </table:table-cell>
          <table:table-cell table:style-name="ce42" office:value-type="float" office:value="5651" calcext:value-type="float">
            <text:p>5651</text:p>
          </table:table-cell>
          <table:table-cell table:style-name="ce42" office:value-type="float" office:value="4675" calcext:value-type="float">
            <text:p>4675</text:p>
          </table:table-cell>
          <table:table-cell table:style-name="ce42" office:value-type="float" office:value="976" calcext:value-type="float">
            <text:p>976</text:p>
          </table:table-cell>
          <table:table-cell table:style-name="ce42" office:value-type="float" office:value="6620" calcext:value-type="float">
            <text:p>6620</text:p>
          </table:table-cell>
          <table:table-cell table:style-name="ce42" office:value-type="float" office:value="6595" calcext:value-type="float">
            <text:p>6595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130" calcext:value-type="float">
            <text:p>1130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5114" calcext:value-type="float">
            <text:p>5114</text:p>
          </table:table-cell>
          <table:table-cell table:style-name="ce42" table:formula="of:=SUM([.G13];[.I13];[.K13];[.M13])" office:value-type="float" office:value="12033" calcext:value-type="float">
            <text:p>12033</text:p>
          </table:table-cell>
          <table:table-cell table:style-name="ce42" table:formula="of:=SUM([.H13];[.J13];[.L13];[.N13])" office:value-type="float" office:value="13815" calcext:value-type="float">
            <text:p>13815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office:value-type="float" office:value="13377" calcext:value-type="float">
            <text:p>13377</text:p>
          </table:table-cell>
          <table:table-cell table:style-name="ce53" office:value-type="float" office:value="15161" calcext:value-type="float">
            <text:p>15161</text:p>
          </table:table-cell>
          <table:table-cell table:style-name="ce59" office:value-type="string" calcext:value-type="string">
            <text:p>VT</text:p>
          </table:table-cell>
          <table:table-cell table:style-name="ce59" office:value-type="string" calcext:value-type="string">
            <text:p>1879_05_H2</text:p>
          </table:table-cell>
          <table:table-cell table:style-name="ce59" office:value-type="float" office:value="46" calcext:value-type="float">
            <text:p>46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string" calcext:value-type="string">
            <text:p>Limburg</text:p>
          </table:table-cell>
          <table:table-cell table:style-name="ce72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Ambij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67" calcext:value-type="float">
            <text:p>167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table:formula="of:=SUM([.G14];[.I14];[.K14];[.M14])" office:value-type="float" office:value="460" calcext:value-type="float">
            <text:p>460</text:p>
          </table:table-cell>
          <table:table-cell table:style-name="ce30" table:formula="of:=SUM([.H14];[.J14];[.L14];[.N14])" office:value-type="float" office:value="476" calcext:value-type="float">
            <text:p>476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8"/>
          <table:table-cell table:style-name="ce30" office:value-type="float" office:value="462" calcext:value-type="float">
            <text:p>462</text:p>
          </table:table-cell>
          <table:table-cell table:style-name="ce54" office:value-type="float" office:value="478" calcext:value-type="float">
            <text:p>47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Amstenrade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95" calcext:value-type="float">
            <text:p>95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89" calcext:value-type="float">
            <text:p>89</text:p>
          </table:table-cell>
          <table:table-cell table:style-name="ce30" table:formula="of:=SUM([.G15];[.I15];[.K15];[.M15])" office:value-type="float" office:value="225" calcext:value-type="float">
            <text:p>225</text:p>
          </table:table-cell>
          <table:table-cell table:style-name="ce30" table:formula="of:=SUM([.H15];[.J15];[.L15];[.N15])" office:value-type="float" office:value="217" calcext:value-type="float">
            <text:p>21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33" calcext:value-type="float">
            <text:p>233</text:p>
          </table:table-cell>
          <table:table-cell table:style-name="ce54" office:value-type="float" office:value="231" calcext:value-type="float">
            <text:p>23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Areen en Veld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04" calcext:value-type="float">
            <text:p>404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table:formula="of:=SUM([.G16];[.I16];[.K16];[.M16])" office:value-type="float" office:value="1011" calcext:value-type="float">
            <text:p>1011</text:p>
          </table:table-cell>
          <table:table-cell table:style-name="ce30" table:formula="of:=SUM([.H16];[.J16];[.L16];[.N16])" office:value-type="float" office:value="989" calcext:value-type="float">
            <text:p>98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8"/>
          <table:table-cell table:style-name="ce30" office:value-type="float" office:value="1018" calcext:value-type="float">
            <text:p>1018</text:p>
          </table:table-cell>
          <table:table-cell table:style-name="ce54" office:value-type="float" office:value="1002" calcext:value-type="float">
            <text:p>100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aexe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19" calcext:value-type="float">
            <text:p>119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151" calcext:value-type="float">
            <text:p>151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table:formula="of:=SUM([.G17];[.I17];[.K17];[.M17])" office:value-type="float" office:value="355" calcext:value-type="float">
            <text:p>355</text:p>
          </table:table-cell>
          <table:table-cell table:style-name="ce30" table:formula="of:=SUM([.H17];[.J17];[.L17];[.N17])" office:value-type="float" office:value="346" calcext:value-type="float">
            <text:p>346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355" calcext:value-type="float">
            <text:p>355</text:p>
          </table:table-cell>
          <table:table-cell table:style-name="ce54" office:value-type="float" office:value="347" calcext:value-type="float">
            <text:p>34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eegde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29" calcext:value-type="float">
            <text:p>129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table:formula="of:=SUM([.G18];[.I18];[.K18];[.M18])" office:value-type="float" office:value="340" calcext:value-type="float">
            <text:p>340</text:p>
          </table:table-cell>
          <table:table-cell table:style-name="ce30" table:formula="of:=SUM([.H18];[.J18];[.L18];[.N18])" office:value-type="float" office:value="311" calcext:value-type="float">
            <text:p>3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8"/>
          <table:table-cell table:style-name="ce30" office:value-type="float" office:value="342" calcext:value-type="float">
            <text:p>342</text:p>
          </table:table-cell>
          <table:table-cell table:style-name="ce54" office:value-type="float" office:value="316" calcext:value-type="float">
            <text:p>31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eek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533" calcext:value-type="float">
            <text:p>533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508" calcext:value-type="float">
            <text:p>508</text:p>
          </table:table-cell>
          <table:table-cell table:style-name="ce30" table:formula="of:=SUM([.G19];[.I19];[.K19];[.M19])" office:value-type="float" office:value="1324" calcext:value-type="float">
            <text:p>1324</text:p>
          </table:table-cell>
          <table:table-cell table:style-name="ce30" table:formula="of:=SUM([.H19];[.J19];[.L19];[.N19])" office:value-type="float" office:value="1220" calcext:value-type="float">
            <text:p>122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2"/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346" calcext:value-type="float">
            <text:p>1346</text:p>
          </table:table-cell>
          <table:table-cell table:style-name="ce54" office:value-type="float" office:value="1252" calcext:value-type="float">
            <text:p>125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oese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51" calcext:value-type="float">
            <text:p>351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table:formula="of:=SUM([.G20];[.I20];[.K20];[.M20])" office:value-type="float" office:value="924" calcext:value-type="float">
            <text:p>924</text:p>
          </table:table-cell>
          <table:table-cell table:style-name="ce30" table:formula="of:=SUM([.H20];[.J20];[.L20];[.N20])" office:value-type="float" office:value="877" calcext:value-type="float">
            <text:p>877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951" calcext:value-type="float">
            <text:p>951</text:p>
          </table:table-cell>
          <table:table-cell table:style-name="ce54" office:value-type="float" office:value="881" calcext:value-type="float">
            <text:p>88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elfeld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98" calcext:value-type="float">
            <text:p>98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table:formula="of:=SUM([.G21];[.I21];[.K21];[.M21])" office:value-type="float" office:value="300" calcext:value-type="float">
            <text:p>300</text:p>
          </table:table-cell>
          <table:table-cell table:style-name="ce30" table:formula="of:=SUM([.H21];[.J21];[.L21];[.N21])" office:value-type="float" office:value="245" calcext:value-type="float">
            <text:p>245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300" calcext:value-type="float">
            <text:p>300</text:p>
          </table:table-cell>
          <table:table-cell table:style-name="ce54" office:value-type="float" office:value="246" calcext:value-type="float">
            <text:p>24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emel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53" calcext:value-type="float">
            <text:p>53</text:p>
          </table:table-cell>
          <table:table-cell table:style-name="ce30" table:formula="of:=SUM([.G22];[.I22];[.K22];[.M22])" office:value-type="float" office:value="139" calcext:value-type="float">
            <text:p>139</text:p>
          </table:table-cell>
          <table:table-cell table:style-name="ce30" table:formula="of:=SUM([.H22];[.J22];[.L22];[.N22])" office:value-type="float" office:value="123" calcext:value-type="float">
            <text:p>12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0" office:value-type="float" office:value="140" calcext:value-type="float">
            <text:p>140</text:p>
          </table:table-cell>
          <table:table-cell table:style-name="ce54" office:value-type="float" office:value="126" calcext:value-type="float">
            <text:p>12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erg en Terblij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95" calcext:value-type="float">
            <text:p>195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table:formula="of:=SUM([.G23];[.I23];[.K23];[.M23])" office:value-type="float" office:value="514" calcext:value-type="float">
            <text:p>514</text:p>
          </table:table-cell>
          <table:table-cell table:style-name="ce30" table:formula="of:=SUM([.H23];[.J23];[.L23];[.N23])" office:value-type="float" office:value="465" calcext:value-type="float">
            <text:p>46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521" calcext:value-type="float">
            <text:p>521</text:p>
          </table:table-cell>
          <table:table-cell table:style-name="ce54" office:value-type="float" office:value="565" calcext:value-type="float">
            <text:p>56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erg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969" calcext:value-type="float">
            <text:p>969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1196" calcext:value-type="float">
            <text:p>1196</text:p>
          </table:table-cell>
          <table:table-cell table:style-name="ce30" office:value-type="float" office:value="1025" calcext:value-type="float">
            <text:p>1025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015" calcext:value-type="float">
            <text:p>1015</text:p>
          </table:table-cell>
          <table:table-cell table:style-name="ce30" table:formula="of:=SUM([.G24];[.I24];[.K24];[.M24])" office:value-type="float" office:value="2410" calcext:value-type="float">
            <text:p>2410</text:p>
          </table:table-cell>
          <table:table-cell table:style-name="ce30" table:formula="of:=SUM([.H24];[.J24];[.L24];[.N24])" office:value-type="float" office:value="2300" calcext:value-type="float">
            <text:p>230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506" calcext:value-type="float">
            <text:p>2506</text:p>
          </table:table-cell>
          <table:table-cell table:style-name="ce54" office:value-type="float" office:value="2334" calcext:value-type="float">
            <text:p>2334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ingelrade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73" calcext:value-type="float">
            <text:p>73</text:p>
          </table:table-cell>
          <table:table-cell table:style-name="ce30" table:formula="of:=SUM([.G25];[.I25];[.K25];[.M25])" office:value-type="float" office:value="209" calcext:value-type="float">
            <text:p>209</text:p>
          </table:table-cell>
          <table:table-cell table:style-name="ce30" table:formula="of:=SUM([.H25];[.J25];[.L25];[.N25])" office:value-type="float" office:value="196" calcext:value-type="float">
            <text:p>19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8"/>
          <table:table-cell table:style-name="ce30" office:value-type="float" office:value="210" calcext:value-type="float">
            <text:p>210</text:p>
          </table:table-cell>
          <table:table-cell table:style-name="ce54" office:value-type="float" office:value="202" calcext:value-type="float">
            <text:p>20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ocholtz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74" calcext:value-type="float">
            <text:p>274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table:formula="of:=SUM([.G26];[.I26];[.K26];[.M26])" office:value-type="float" office:value="670" calcext:value-type="float">
            <text:p>670</text:p>
          </table:table-cell>
          <table:table-cell table:style-name="ce30" table:formula="of:=SUM([.H26];[.J26];[.L26];[.N26])" office:value-type="float" office:value="585" calcext:value-type="float">
            <text:p>58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8"/>
          <table:table-cell table:style-name="ce30" office:value-type="float" office:value="673" calcext:value-type="float">
            <text:p>673</text:p>
          </table:table-cell>
          <table:table-cell table:style-name="ce54" office:value-type="float" office:value="592" calcext:value-type="float">
            <text:p>59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orghar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13" calcext:value-type="float">
            <text:p>113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table:formula="of:=SUM([.G27];[.I27];[.K27];[.M27])" office:value-type="float" office:value="327" calcext:value-type="float">
            <text:p>327</text:p>
          </table:table-cell>
          <table:table-cell table:style-name="ce30" table:formula="of:=SUM([.H27];[.J27];[.L27];[.N27])" office:value-type="float" office:value="300" calcext:value-type="float">
            <text:p>30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29" calcext:value-type="float">
            <text:p>329</text:p>
          </table:table-cell>
          <table:table-cell table:style-name="ce54" office:value-type="float" office:value="394" calcext:value-type="float">
            <text:p>394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or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15" calcext:value-type="float">
            <text:p>315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table:formula="of:=SUM([.G28];[.I28];[.K28];[.M28])" office:value-type="float" office:value="871" calcext:value-type="float">
            <text:p>871</text:p>
          </table:table-cell>
          <table:table-cell table:style-name="ce30" table:formula="of:=SUM([.H28];[.J28];[.L28];[.N28])" office:value-type="float" office:value="741" calcext:value-type="float">
            <text:p>74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8"/>
          <table:table-cell table:style-name="ce30" office:value-type="float" office:value="875" calcext:value-type="float">
            <text:p>875</text:p>
          </table:table-cell>
          <table:table-cell table:style-name="ce54" office:value-type="float" office:value="745" calcext:value-type="float">
            <text:p>74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roekhuijs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84" calcext:value-type="float">
            <text:p>184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table:formula="of:=SUM([.G29];[.I29];[.K29];[.M29])" office:value-type="float" office:value="423" calcext:value-type="float">
            <text:p>423</text:p>
          </table:table-cell>
          <table:table-cell table:style-name="ce30" table:formula="of:=SUM([.H29];[.J29];[.L29];[.N29])" office:value-type="float" office:value="418" calcext:value-type="float">
            <text:p>41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8"/>
          <table:table-cell table:style-name="ce30" office:value-type="float" office:value="425" calcext:value-type="float">
            <text:p>425</text:p>
          </table:table-cell>
          <table:table-cell table:style-name="ce54" office:value-type="float" office:value="425" calcext:value-type="float">
            <text:p>42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roeksittard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28" calcext:value-type="float">
            <text:p>128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2" table:style-name="ce30" office:value-type="float" office:value="154" calcext:value-type="float">
            <text:p>15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SUM([.G30];[.I30];[.K30];[.M30])" office:value-type="float" office:value="316" calcext:value-type="float">
            <text:p>316</text:p>
          </table:table-cell>
          <table:table-cell table:style-name="ce30" table:formula="of:=SUM([.H30];[.J30];[.L30];[.N30])" office:value-type="float" office:value="307" calcext:value-type="float">
            <text:p>307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9"/>
          <table:table-cell table:style-name="ce30" office:value-type="float" office:value="320" calcext:value-type="float">
            <text:p>320</text:p>
          </table:table-cell>
          <table:table-cell table:style-name="ce54" office:value-type="float" office:value="307" calcext:value-type="float">
            <text:p>30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runssu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32" calcext:value-type="float">
            <text:p>232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table:formula="of:=SUM([.G31];[.I31];[.K31];[.M31])" office:value-type="float" office:value="514" calcext:value-type="float">
            <text:p>514</text:p>
          </table:table-cell>
          <table:table-cell table:style-name="ce30" table:formula="of:=SUM([.H31];[.J31];[.L31];[.N31])" office:value-type="float" office:value="502" calcext:value-type="float">
            <text:p>50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545" calcext:value-type="float">
            <text:p>545</text:p>
          </table:table-cell>
          <table:table-cell table:style-name="ce54" office:value-type="float" office:value="631" calcext:value-type="float">
            <text:p>63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uggenu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40" calcext:value-type="float">
            <text:p>140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formula="of:=SUM([.G32];[.I32];[.K32];[.M32])" office:value-type="float" office:value="367" calcext:value-type="float">
            <text:p>367</text:p>
          </table:table-cell>
          <table:table-cell table:style-name="ce30" table:formula="of:=SUM([.H32];[.J32];[.L32];[.N32])" office:value-type="float" office:value="327" calcext:value-type="float">
            <text:p>32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68" calcext:value-type="float">
            <text:p>368</text:p>
          </table:table-cell>
          <table:table-cell table:style-name="ce54" office:value-type="float" office:value="334" calcext:value-type="float">
            <text:p>334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unde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46" calcext:value-type="float">
            <text:p>146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table:formula="of:=SUM([.G33];[.I33];[.K33];[.M33])" office:value-type="float" office:value="366" calcext:value-type="float">
            <text:p>366</text:p>
          </table:table-cell>
          <table:table-cell table:style-name="ce30" table:formula="of:=SUM([.H33];[.J33];[.L33];[.N33])" office:value-type="float" office:value="347" calcext:value-type="float">
            <text:p>34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72" calcext:value-type="float">
            <text:p>372</text:p>
          </table:table-cell>
          <table:table-cell table:style-name="ce54" office:value-type="float" office:value="452" calcext:value-type="float">
            <text:p>45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Cadier en Keer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26" calcext:value-type="float">
            <text:p>126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SUM([.G34];[.I34];[.K34];[.M34])" office:value-type="float" office:value="354" calcext:value-type="float">
            <text:p>354</text:p>
          </table:table-cell>
          <table:table-cell table:style-name="ce30" table:formula="of:=SUM([.H34];[.J34];[.L34];[.N34])" office:value-type="float" office:value="319" calcext:value-type="float">
            <text:p>31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8"/>
          <table:table-cell table:style-name="ce30" office:value-type="float" office:value="356" calcext:value-type="float">
            <text:p>356</text:p>
          </table:table-cell>
          <table:table-cell table:style-name="ce54" office:value-type="float" office:value="323" calcext:value-type="float">
            <text:p>32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Ech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851" calcext:value-type="float">
            <text:p>851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208" calcext:value-type="float">
            <text:p>1208</text:p>
          </table:table-cell>
          <table:table-cell table:style-name="ce30" office:value-type="float" office:value="1097" calcext:value-type="float">
            <text:p>109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table:formula="of:=SUM([.G35];[.I35];[.K35];[.M35])" office:value-type="float" office:value="2258" calcext:value-type="float">
            <text:p>2258</text:p>
          </table:table-cell>
          <table:table-cell table:style-name="ce30" table:formula="of:=SUM([.H35];[.J35];[.L35];[.N35])" office:value-type="float" office:value="2128" calcext:value-type="float">
            <text:p>212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2280" calcext:value-type="float">
            <text:p>2280</text:p>
          </table:table-cell>
          <table:table-cell table:style-name="ce54" office:value-type="float" office:value="2331" calcext:value-type="float">
            <text:p>233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Elsloo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89" calcext:value-type="float">
            <text:p>289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table:formula="of:=SUM([.G36];[.I36];[.K36];[.M36])" office:value-type="float" office:value="701" calcext:value-type="float">
            <text:p>701</text:p>
          </table:table-cell>
          <table:table-cell table:style-name="ce30" table:formula="of:=SUM([.H36];[.J36];[.L36];[.N36])" office:value-type="float" office:value="661" calcext:value-type="float">
            <text:p>66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8"/>
          <table:table-cell table:style-name="ce30" office:value-type="float" office:value="713" calcext:value-type="float">
            <text:p>713</text:p>
          </table:table-cell>
          <table:table-cell table:style-name="ce54" office:value-type="float" office:value="667" calcext:value-type="float">
            <text:p>66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Eijgelshov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89" calcext:value-type="float">
            <text:p>89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89" calcext:value-type="float">
            <text:p>89</text:p>
          </table:table-cell>
          <table:table-cell table:style-name="ce30" table:formula="of:=SUM([.G37];[.I37];[.K37];[.M37])" office:value-type="float" office:value="223" calcext:value-type="float">
            <text:p>223</text:p>
          </table:table-cell>
          <table:table-cell table:style-name="ce30" table:formula="of:=SUM([.H37];[.J37];[.L37];[.N37])" office:value-type="float" office:value="226" calcext:value-type="float">
            <text:p>22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0" office:value-type="float" office:value="225" calcext:value-type="float">
            <text:p>225</text:p>
          </table:table-cell>
          <table:table-cell table:style-name="ce54" office:value-type="float" office:value="229" calcext:value-type="float">
            <text:p>22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Eijsd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04" calcext:value-type="float">
            <text:p>404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table:formula="of:=SUM([.G38];[.I38];[.K38];[.M38])" office:value-type="float" office:value="1111" calcext:value-type="float">
            <text:p>1111</text:p>
          </table:table-cell>
          <table:table-cell table:style-name="ce30" table:formula="of:=SUM([.H38];[.J38];[.L38];[.N38])" office:value-type="float" office:value="1075" calcext:value-type="float">
            <text:p>107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124" calcext:value-type="float">
            <text:p>1124</text:p>
          </table:table-cell>
          <table:table-cell table:style-name="ce54" office:value-type="float" office:value="1180" calcext:value-type="float">
            <text:p>118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ele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75" calcext:value-type="float">
            <text:p>475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table:formula="of:=SUM([.G39];[.I39];[.K39];[.M39])" office:value-type="float" office:value="1112" calcext:value-type="float">
            <text:p>1112</text:p>
          </table:table-cell>
          <table:table-cell table:style-name="ce30" table:formula="of:=SUM([.H39];[.J39];[.L39];[.N39])" office:value-type="float" office:value="1041" calcext:value-type="float">
            <text:p>104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125" calcext:value-type="float">
            <text:p>1125</text:p>
          </table:table-cell>
          <table:table-cell table:style-name="ce54" office:value-type="float" office:value="1140" calcext:value-type="float">
            <text:p>114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ennep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39" calcext:value-type="float">
            <text:p>339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table:formula="of:=SUM([.G40];[.I40];[.K40];[.M40])" office:value-type="float" office:value="858" calcext:value-type="float">
            <text:p>858</text:p>
          </table:table-cell>
          <table:table-cell table:style-name="ce30" table:formula="of:=SUM([.H40];[.J40];[.L40];[.N40])" office:value-type="float" office:value="842" calcext:value-type="float">
            <text:p>84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876" calcext:value-type="float">
            <text:p>876</text:p>
          </table:table-cell>
          <table:table-cell table:style-name="ce54" office:value-type="float" office:value="879" calcext:value-type="float">
            <text:p>87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eu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27" calcext:value-type="float">
            <text:p>227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48" calcext:value-type="float">
            <text:p>248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table:formula="of:=SUM([.G41];[.I41];[.K41];[.M41])" office:value-type="float" office:value="516" calcext:value-type="float">
            <text:p>516</text:p>
          </table:table-cell>
          <table:table-cell table:style-name="ce30" table:formula="of:=SUM([.H41];[.J41];[.L41];[.N41])" office:value-type="float" office:value="506" calcext:value-type="float">
            <text:p>50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8"/>
          <table:table-cell table:style-name="ce30" office:value-type="float" office:value="525" calcext:value-type="float">
            <text:p>525</text:p>
          </table:table-cell>
          <table:table-cell table:style-name="ce54" office:value-type="float" office:value="511" calcext:value-type="float">
            <text:p>51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athe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93" calcext:value-type="float">
            <text:p>193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table:formula="of:=SUM([.G42];[.I42];[.K42];[.M42])" office:value-type="float" office:value="559" calcext:value-type="float">
            <text:p>559</text:p>
          </table:table-cell>
          <table:table-cell table:style-name="ce30" table:formula="of:=SUM([.H42];[.J42];[.L42];[.N42])" office:value-type="float" office:value="534" calcext:value-type="float">
            <text:p>53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8"/>
          <table:table-cell table:style-name="ce30" office:value-type="float" office:value="560" calcext:value-type="float">
            <text:p>560</text:p>
          </table:table-cell>
          <table:table-cell table:style-name="ce54" office:value-type="float" office:value="539" calcext:value-type="float">
            <text:p>53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revenbich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27" calcext:value-type="float">
            <text:p>227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table:formula="of:=SUM([.G43];[.I43];[.K43];[.M43])" office:value-type="float" office:value="565" calcext:value-type="float">
            <text:p>565</text:p>
          </table:table-cell>
          <table:table-cell table:style-name="ce30" table:formula="of:=SUM([.H43];[.J43];[.L43];[.N43])" office:value-type="float" office:value="504" calcext:value-type="float">
            <text:p>50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8"/>
          <table:table-cell table:style-name="ce30" office:value-type="float" office:value="570" calcext:value-type="float">
            <text:p>570</text:p>
          </table:table-cell>
          <table:table-cell table:style-name="ce54" office:value-type="float" office:value="506" calcext:value-type="float">
            <text:p>50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4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ronsveld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61" calcext:value-type="float">
            <text:p>361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table:formula="of:=SUM([.G44];[.I44];[.K44];[.M44])" office:value-type="float" office:value="926" calcext:value-type="float">
            <text:p>926</text:p>
          </table:table-cell>
          <table:table-cell table:style-name="ce30" table:formula="of:=SUM([.H44];[.J44];[.L44];[.N44])" office:value-type="float" office:value="878" calcext:value-type="float">
            <text:p>878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0" table:number-columns-repeated="8"/>
          <table:table-cell table:style-name="ce30" office:value-type="float" office:value="935" calcext:value-type="float">
            <text:p>935</text:p>
          </table:table-cell>
          <table:table-cell table:style-name="ce54" office:value-type="float" office:value="887" calcext:value-type="float">
            <text:p>88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rubbenvors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81" calcext:value-type="float">
            <text:p>281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table:formula="of:=SUM([.G45];[.I45];[.K45];[.M45])" office:value-type="float" office:value="726" calcext:value-type="float">
            <text:p>726</text:p>
          </table:table-cell>
          <table:table-cell table:style-name="ce30" table:formula="of:=SUM([.H45];[.J45];[.L45];[.N45])" office:value-type="float" office:value="683" calcext:value-type="float">
            <text:p>68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2" calcext:value-type="float">
            <text:p>52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730" calcext:value-type="float">
            <text:p>730</text:p>
          </table:table-cell>
          <table:table-cell table:style-name="ce54" office:value-type="float" office:value="837" calcext:value-type="float">
            <text:p>83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ulp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66" calcext:value-type="float">
            <text:p>466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table:formula="of:=SUM([.G46];[.I46];[.K46];[.M46])" office:value-type="float" office:value="1302" calcext:value-type="float">
            <text:p>1302</text:p>
          </table:table-cell>
          <table:table-cell table:style-name="ce30" table:formula="of:=SUM([.H46];[.J46];[.L46];[.N46])" office:value-type="float" office:value="1194" calcext:value-type="float">
            <text:p>119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20" calcext:value-type="float">
            <text:p>1320</text:p>
          </table:table-cell>
          <table:table-cell table:style-name="ce54" office:value-type="float" office:value="1215" calcext:value-type="float">
            <text:p>121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ael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50" calcext:value-type="float">
            <text:p>150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table:formula="of:=SUM([.G47];[.I47];[.K47];[.M47])" office:value-type="float" office:value="437" calcext:value-type="float">
            <text:p>437</text:p>
          </table:table-cell>
          <table:table-cell table:style-name="ce30" table:formula="of:=SUM([.H47];[.J47];[.L47];[.N47])" office:value-type="float" office:value="390" calcext:value-type="float">
            <text:p>39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438" calcext:value-type="float">
            <text:p>438</text:p>
          </table:table-cell>
          <table:table-cell table:style-name="ce54" office:value-type="float" office:value="390" calcext:value-type="float">
            <text:p>39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eel en Panhee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69" calcext:value-type="float">
            <text:p>169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table:formula="of:=SUM([.G48];[.I48];[.K48];[.M48])" office:value-type="float" office:value="467" calcext:value-type="float">
            <text:p>467</text:p>
          </table:table-cell>
          <table:table-cell table:style-name="ce30" table:formula="of:=SUM([.H48];[.J48];[.L48];[.N48])" office:value-type="float" office:value="416" calcext:value-type="float">
            <text:p>41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79" calcext:value-type="float">
            <text:p>479</text:p>
          </table:table-cell>
          <table:table-cell table:style-name="ce54" office:value-type="float" office:value="427" calcext:value-type="float">
            <text:p>42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eer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91" calcext:value-type="float">
            <text:p>291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table:formula="of:=SUM([.G49];[.I49];[.K49];[.M49])" office:value-type="float" office:value="747" calcext:value-type="float">
            <text:p>747</text:p>
          </table:table-cell>
          <table:table-cell table:style-name="ce30" table:formula="of:=SUM([.H49];[.J49];[.L49];[.N49])" office:value-type="float" office:value="693" calcext:value-type="float">
            <text:p>69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52" calcext:value-type="float">
            <text:p>752</text:p>
          </table:table-cell>
          <table:table-cell table:style-name="ce54" office:value-type="float" office:value="720" calcext:value-type="float">
            <text:p>72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eerl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991" calcext:value-type="float">
            <text:p>991</text:p>
          </table:table-cell>
          <table:table-cell table:style-name="ce30" office:value-type="float" office:value="978" calcext:value-type="float">
            <text:p>978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268" calcext:value-type="float">
            <text:p>1268</text:p>
          </table:table-cell>
          <table:table-cell table:style-name="ce30" office:value-type="float" office:value="1132" calcext:value-type="float">
            <text:p>1132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table:formula="of:=SUM([.G50];[.I50];[.K50];[.M50])" office:value-type="float" office:value="2475" calcext:value-type="float">
            <text:p>2475</text:p>
          </table:table-cell>
          <table:table-cell table:style-name="ce30" table:formula="of:=SUM([.H50];[.J50];[.L50];[.N50])" office:value-type="float" office:value="2400" calcext:value-type="float">
            <text:p>2400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2581" calcext:value-type="float">
            <text:p>2581</text:p>
          </table:table-cell>
          <table:table-cell table:style-name="ce54" office:value-type="float" office:value="2524" calcext:value-type="float">
            <text:p>2524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eld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659" calcext:value-type="float">
            <text:p>659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table:formula="of:=SUM([.G51];[.I51];[.K51];[.M51])" office:value-type="float" office:value="1803" calcext:value-type="float">
            <text:p>1803</text:p>
          </table:table-cell>
          <table:table-cell table:style-name="ce30" table:formula="of:=SUM([.H51];[.J51];[.L51];[.N51])" office:value-type="float" office:value="1766" calcext:value-type="float">
            <text:p>176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838" calcext:value-type="float">
            <text:p>1838</text:p>
          </table:table-cell>
          <table:table-cell table:style-name="ce54" office:value-type="float" office:value="1890" calcext:value-type="float">
            <text:p>189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erkenbosch en Melick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44" calcext:value-type="float">
            <text:p>344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table:formula="of:=SUM([.G52];[.I52];[.K52];[.M52])" office:value-type="float" office:value="867" calcext:value-type="float">
            <text:p>867</text:p>
          </table:table-cell>
          <table:table-cell table:style-name="ce30" table:formula="of:=SUM([.H52];[.J52];[.L52];[.N52])" office:value-type="float" office:value="865" calcext:value-type="float">
            <text:p>86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0" office:value-type="float" office:value="875" calcext:value-type="float">
            <text:p>875</text:p>
          </table:table-cell>
          <table:table-cell table:style-name="ce54" office:value-type="float" office:value="868" calcext:value-type="float">
            <text:p>86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ert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77" calcext:value-type="float">
            <text:p>17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table:formula="of:=SUM([.G53];[.I53];[.K53];[.M53])" office:value-type="float" office:value="542" calcext:value-type="float">
            <text:p>542</text:p>
          </table:table-cell>
          <table:table-cell table:style-name="ce30" table:formula="of:=SUM([.H53];[.J53];[.L53];[.N53])" office:value-type="float" office:value="489" calcext:value-type="float">
            <text:p>489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9"/>
          <table:table-cell table:style-name="ce30" office:value-type="float" office:value="545" calcext:value-type="float">
            <text:p>545</text:p>
          </table:table-cell>
          <table:table-cell table:style-name="ce54" office:value-type="float" office:value="489" calcext:value-type="float">
            <text:p>48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eijthuijs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14" calcext:value-type="float">
            <text:p>314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table:formula="of:=SUM([.G54];[.I54];[.K54];[.M54])" office:value-type="float" office:value="810" calcext:value-type="float">
            <text:p>810</text:p>
          </table:table-cell>
          <table:table-cell table:style-name="ce30" table:formula="of:=SUM([.H54];[.J54];[.L54];[.N54])" office:value-type="float" office:value="742" calcext:value-type="float">
            <text:p>74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028" calcext:value-type="float">
            <text:p>1028</text:p>
          </table:table-cell>
          <table:table-cell table:style-name="ce54" office:value-type="float" office:value="889" calcext:value-type="float">
            <text:p>88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oensbroek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55" calcext:value-type="float">
            <text:p>255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table:formula="of:=SUM([.G55];[.I55];[.K55];[.M55])" office:value-type="float" office:value="662" calcext:value-type="float">
            <text:p>662</text:p>
          </table:table-cell>
          <table:table-cell table:style-name="ce30" table:formula="of:=SUM([.H55];[.J55];[.L55];[.N55])" office:value-type="float" office:value="581" calcext:value-type="float">
            <text:p>58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8"/>
          <table:table-cell table:style-name="ce30" office:value-type="float" office:value="670" calcext:value-type="float">
            <text:p>670</text:p>
          </table:table-cell>
          <table:table-cell table:style-name="ce54" office:value-type="float" office:value="587" calcext:value-type="float">
            <text:p>58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or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90" calcext:value-type="float">
            <text:p>190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table:formula="of:=SUM([.G56];[.I56];[.K56];[.M56])" office:value-type="float" office:value="520" calcext:value-type="float">
            <text:p>520</text:p>
          </table:table-cell>
          <table:table-cell table:style-name="ce30" table:formula="of:=SUM([.H56];[.J56];[.L56];[.N56])" office:value-type="float" office:value="488" calcext:value-type="float">
            <text:p>48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30"/>
          <table:table-cell table:style-name="ce30" office:value-type="float" office:value="598" calcext:value-type="float">
            <text:p>598</text:p>
          </table:table-cell>
          <table:table-cell table:style-name="ce54" office:value-type="float" office:value="495" calcext:value-type="float">
            <text:p>49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ors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943" calcext:value-type="float">
            <text:p>943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table:formula="of:=SUM([.G57];[.I57];[.K57];[.M57])" office:value-type="float" office:value="1948" calcext:value-type="float">
            <text:p>1948</text:p>
          </table:table-cell>
          <table:table-cell table:style-name="ce30" table:formula="of:=SUM([.H57];[.J57];[.L57];[.N57])" office:value-type="float" office:value="1842" calcext:value-type="float">
            <text:p>184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961" calcext:value-type="float">
            <text:p>1961</text:p>
          </table:table-cell>
          <table:table-cell table:style-name="ce54" office:value-type="float" office:value="1877" calcext:value-type="float">
            <text:p>187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outhe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54" calcext:value-type="float">
            <text:p>154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table:formula="of:=SUM([.G58];[.I58];[.K58];[.M58])" office:value-type="float" office:value="461" calcext:value-type="float">
            <text:p>461</text:p>
          </table:table-cell>
          <table:table-cell table:style-name="ce30" table:formula="of:=SUM([.H58];[.J58];[.L58];[.N58])" office:value-type="float" office:value="410" calcext:value-type="float">
            <text:p>4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8"/>
          <table:table-cell table:style-name="ce30" office:value-type="float" office:value="462" calcext:value-type="float">
            <text:p>462</text:p>
          </table:table-cell>
          <table:table-cell table:style-name="ce54" office:value-type="float" office:value="419" calcext:value-type="float">
            <text:p>41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ulsberg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53" calcext:value-type="float">
            <text:p>253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table:formula="of:=SUM([.G59];[.I59];[.K59];[.M59])" office:value-type="float" office:value="602" calcext:value-type="float">
            <text:p>602</text:p>
          </table:table-cell>
          <table:table-cell table:style-name="ce30" table:formula="of:=SUM([.H59];[.J59];[.L59];[.N59])" office:value-type="float" office:value="594" calcext:value-type="float">
            <text:p>59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table:number-columns-repeated="3"/>
          <table:table-cell table:style-name="ce30" office:value-type="float" office:value="621" calcext:value-type="float">
            <text:p>621</text:p>
          </table:table-cell>
          <table:table-cell table:style-name="ce54" office:value-type="float" office:value="601" calcext:value-type="float">
            <text:p>60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unse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92" calcext:value-type="float">
            <text:p>192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table:formula="of:=SUM([.G60];[.I60];[.K60];[.M60])" office:value-type="float" office:value="566" calcext:value-type="float">
            <text:p>566</text:p>
          </table:table-cell>
          <table:table-cell table:style-name="ce30" table:formula="of:=SUM([.H60];[.J60];[.L60];[.N60])" office:value-type="float" office:value="503" calcext:value-type="float">
            <text:p>50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0" office:value-type="float" office:value="566" calcext:value-type="float">
            <text:p>566</text:p>
          </table:table-cell>
          <table:table-cell table:style-name="ce54" office:value-type="float" office:value="506" calcext:value-type="float">
            <text:p>50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Itter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00" calcext:value-type="float">
            <text:p>1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77" calcext:value-type="float">
            <text:p>77</text:p>
          </table:table-cell>
          <table:table-cell table:style-name="ce30" table:formula="of:=SUM([.G61];[.I61];[.K61];[.M61])" office:value-type="float" office:value="231" calcext:value-type="float">
            <text:p>231</text:p>
          </table:table-cell>
          <table:table-cell table:style-name="ce30" table:formula="of:=SUM([.H61];[.J61];[.L61];[.N61])" office:value-type="float" office:value="225" calcext:value-type="float">
            <text:p>22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8"/>
          <table:table-cell table:style-name="ce30" office:value-type="float" office:value="237" calcext:value-type="float">
            <text:p>237</text:p>
          </table:table-cell>
          <table:table-cell table:style-name="ce54" office:value-type="float" office:value="229" calcext:value-type="float">
            <text:p>22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Ittervoor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7" calcext:value-type="float">
            <text:p>4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0" calcext:value-type="float">
            <text:p>40</text:p>
          </table:table-cell>
          <table:table-cell table:style-name="ce30" table:formula="of:=SUM([.G62];[.I62];[.K62];[.M62])" office:value-type="float" office:value="131" calcext:value-type="float">
            <text:p>131</text:p>
          </table:table-cell>
          <table:table-cell table:style-name="ce30" table:formula="of:=SUM([.H62];[.J62];[.L62];[.N62])" office:value-type="float" office:value="117" calcext:value-type="float">
            <text:p>117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131" calcext:value-type="float">
            <text:p>131</text:p>
          </table:table-cell>
          <table:table-cell table:style-name="ce54" office:value-type="float" office:value="118" calcext:value-type="float">
            <text:p>11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Jabeek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69" calcext:value-type="float">
            <text:p>69</text:p>
          </table:table-cell>
          <table:table-cell table:style-name="ce30" table:formula="of:=SUM([.G63];[.I63];[.K63];[.M63])" office:value-type="float" office:value="205" calcext:value-type="float">
            <text:p>205</text:p>
          </table:table-cell>
          <table:table-cell table:style-name="ce30" table:formula="of:=SUM([.H63];[.J63];[.L63];[.N63])" office:value-type="float" office:value="189" calcext:value-type="float">
            <text:p>18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8"/>
          <table:table-cell table:style-name="ce30" office:value-type="float" office:value="206" calcext:value-type="float">
            <text:p>206</text:p>
          </table:table-cell>
          <table:table-cell table:style-name="ce54" office:value-type="float" office:value="193" calcext:value-type="float">
            <text:p>19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Kerkrade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011" calcext:value-type="float">
            <text:p>1011</text:p>
          </table:table-cell>
          <table:table-cell table:style-name="ce30" office:value-type="float" office:value="1058" calcext:value-type="float">
            <text:p>1058</text:p>
          </table:table-cell>
          <table:table-cell table:style-name="ce30" office:value-type="float" office:value="899" calcext:value-type="float">
            <text:p>899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566" calcext:value-type="float">
            <text:p>1566</text:p>
          </table:table-cell>
          <table:table-cell table:style-name="ce30" office:value-type="float" office:value="1372" calcext:value-type="float">
            <text:p>1372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table:formula="of:=SUM([.G64];[.I64];[.K64];[.M64])" office:value-type="float" office:value="2684" calcext:value-type="float">
            <text:p>2684</text:p>
          </table:table-cell>
          <table:table-cell table:style-name="ce30" table:formula="of:=SUM([.H64];[.J64];[.L64];[.N64])" office:value-type="float" office:value="2574" calcext:value-type="float">
            <text:p>2574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57" calcext:value-type="float">
            <text:p>57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454" calcext:value-type="float">
            <text:p>3454</text:p>
          </table:table-cell>
          <table:table-cell table:style-name="ce54" office:value-type="float" office:value="2651" calcext:value-type="float">
            <text:p>265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Kesse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58" calcext:value-type="float">
            <text:p>258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table:formula="of:=SUM([.G65];[.I65];[.K65];[.M65])" office:value-type="float" office:value="716" calcext:value-type="float">
            <text:p>716</text:p>
          </table:table-cell>
          <table:table-cell table:style-name="ce30" table:formula="of:=SUM([.H65];[.J65];[.L65];[.N65])" office:value-type="float" office:value="659" calcext:value-type="float">
            <text:p>65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2" calcext:value-type="float">
            <text:p>722</text:p>
          </table:table-cell>
          <table:table-cell table:style-name="ce54" office:value-type="float" office:value="669" calcext:value-type="float">
            <text:p>66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Klimm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37" calcext:value-type="float">
            <text:p>237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table:formula="of:=SUM([.G66];[.I66];[.K66];[.M66])" office:value-type="float" office:value="617" calcext:value-type="float">
            <text:p>617</text:p>
          </table:table-cell>
          <table:table-cell table:style-name="ce30" table:formula="of:=SUM([.H66];[.J66];[.L66];[.N66])" office:value-type="float" office:value="584" calcext:value-type="float">
            <text:p>58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8"/>
          <table:table-cell table:style-name="ce30" office:value-type="float" office:value="620" calcext:value-type="float">
            <text:p>620</text:p>
          </table:table-cell>
          <table:table-cell table:style-name="ce54" office:value-type="float" office:value="588" calcext:value-type="float">
            <text:p>58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Limbrich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86" calcext:value-type="float">
            <text:p>286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table:formula="of:=SUM([.G67];[.I67];[.K67];[.M67])" office:value-type="float" office:value="698" calcext:value-type="float">
            <text:p>698</text:p>
          </table:table-cell>
          <table:table-cell table:style-name="ce30" table:formula="of:=SUM([.H67];[.J67];[.L67];[.N67])" office:value-type="float" office:value="633" calcext:value-type="float">
            <text:p>63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8"/>
          <table:table-cell table:style-name="ce30" office:value-type="float" office:value="703" calcext:value-type="float">
            <text:p>703</text:p>
          </table:table-cell>
          <table:table-cell table:style-name="ce54" office:value-type="float" office:value="642" calcext:value-type="float">
            <text:p>64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Linne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77" calcext:value-type="float">
            <text:p>177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table:formula="of:=SUM([.G68];[.I68];[.K68];[.M68])" office:value-type="float" office:value="498" calcext:value-type="float">
            <text:p>498</text:p>
          </table:table-cell>
          <table:table-cell table:style-name="ce30" table:formula="of:=SUM([.H68];[.J68];[.L68];[.N68])" office:value-type="float" office:value="472" calcext:value-type="float">
            <text:p>47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502" calcext:value-type="float">
            <text:p>502</text:p>
          </table:table-cell>
          <table:table-cell table:style-name="ce54" office:value-type="float" office:value="473" calcext:value-type="float">
            <text:p>47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aasbrach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50" calcext:value-type="float">
            <text:p>250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table:formula="of:=SUM([.G69];[.I69];[.K69];[.M69])" office:value-type="float" office:value="772" calcext:value-type="float">
            <text:p>772</text:p>
          </table:table-cell>
          <table:table-cell table:style-name="ce30" table:formula="of:=SUM([.H69];[.J69];[.L69];[.N69])" office:value-type="float" office:value="670" calcext:value-type="float">
            <text:p>67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8"/>
          <table:table-cell table:style-name="ce30" office:value-type="float" office:value="774" calcext:value-type="float">
            <text:p>774</text:p>
          </table:table-cell>
          <table:table-cell table:style-name="ce54" office:value-type="float" office:value="672" calcext:value-type="float">
            <text:p>67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aasbree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957" calcext:value-type="float">
            <text:p>957</text:p>
          </table:table-cell>
          <table:table-cell table:style-name="ce30" office:value-type="float" office:value="951" calcext:value-type="float">
            <text:p>951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335" calcext:value-type="float">
            <text:p>1335</text:p>
          </table:table-cell>
          <table:table-cell table:style-name="ce30" office:value-type="float" office:value="1103" calcext:value-type="float">
            <text:p>1103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table:formula="of:=SUM([.G70];[.I70];[.K70];[.M70])" office:value-type="float" office:value="2649" calcext:value-type="float">
            <text:p>2649</text:p>
          </table:table-cell>
          <table:table-cell table:style-name="ce30" table:formula="of:=SUM([.H70];[.J70];[.L70];[.N70])" office:value-type="float" office:value="2386" calcext:value-type="float">
            <text:p>238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2" calcext:value-type="float">
            <text:p>32</text:p>
          </table:table-cell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686" calcext:value-type="float">
            <text:p>2686</text:p>
          </table:table-cell>
          <table:table-cell table:style-name="ce54" office:value-type="float" office:value="2457" calcext:value-type="float">
            <text:p>245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aasnie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80" calcext:value-type="float">
            <text:p>380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12" calcext:value-type="float">
            <text:p>512</text:p>
          </table:table-cell>
          <table:table-cell table:number-columns-repeated="2" table:style-name="ce30" office:value-type="float" office:value="66" calcext:value-type="float">
            <text:p>66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table:formula="of:=SUM([.G71];[.I71];[.K71];[.M71])" office:value-type="float" office:value="1097" calcext:value-type="float">
            <text:p>1097</text:p>
          </table:table-cell>
          <table:table-cell table:style-name="ce30" table:formula="of:=SUM([.H71];[.J71];[.L71];[.N71])" office:value-type="float" office:value="1011" calcext:value-type="float">
            <text:p>101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8"/>
          <table:table-cell table:style-name="ce30" office:value-type="float" office:value="1101" calcext:value-type="float">
            <text:p>1101</text:p>
          </table:table-cell>
          <table:table-cell table:style-name="ce54" office:value-type="float" office:value="1015" calcext:value-type="float">
            <text:p>101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argrat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11" calcext:value-type="float">
            <text:p>211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table:formula="of:=SUM([.G72];[.I72];[.K72];[.M72])" office:value-type="float" office:value="542" calcext:value-type="float">
            <text:p>542</text:p>
          </table:table-cell>
          <table:table-cell table:style-name="ce30" table:formula="of:=SUM([.H72];[.J72];[.L72];[.N72])" office:value-type="float" office:value="492" calcext:value-type="float">
            <text:p>49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8"/>
          <table:table-cell table:style-name="ce30" office:value-type="float" office:value="548" calcext:value-type="float">
            <text:p>548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eerlo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46" calcext:value-type="float">
            <text:p>346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table:formula="of:=SUM([.G73];[.I73];[.K73];[.M73])" office:value-type="float" office:value="814" calcext:value-type="float">
            <text:p>814</text:p>
          </table:table-cell>
          <table:table-cell table:style-name="ce30" table:formula="of:=SUM([.H73];[.J73];[.L73];[.N73])" office:value-type="float" office:value="750" calcext:value-type="float">
            <text:p>75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8"/>
          <table:table-cell table:style-name="ce30" office:value-type="float" office:value="817" calcext:value-type="float">
            <text:p>817</text:p>
          </table:table-cell>
          <table:table-cell table:style-name="ce54" office:value-type="float" office:value="759" calcext:value-type="float">
            <text:p>75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eerss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587" calcext:value-type="float">
            <text:p>587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table:formula="of:=SUM([.G74];[.I74];[.K74];[.M74])" office:value-type="float" office:value="1600" calcext:value-type="float">
            <text:p>1600</text:p>
          </table:table-cell>
          <table:table-cell table:style-name="ce30" table:formula="of:=SUM([.H74];[.J74];[.L74];[.N74])" office:value-type="float" office:value="1551" calcext:value-type="float">
            <text:p>155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1630" calcext:value-type="float">
            <text:p>1630</text:p>
          </table:table-cell>
          <table:table-cell table:style-name="ce54" office:value-type="float" office:value="1786" calcext:value-type="float">
            <text:p>178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erkelbeek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36" calcext:value-type="float">
            <text:p>136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44" calcext:value-type="float">
            <text:p>144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table:formula="of:=SUM([.G75];[.I75];[.K75];[.M75])" office:value-type="float" office:value="322" calcext:value-type="float">
            <text:p>322</text:p>
          </table:table-cell>
          <table:table-cell table:style-name="ce30" table:formula="of:=SUM([.H75];[.J75];[.L75];[.N75])" office:value-type="float" office:value="304" calcext:value-type="float">
            <text:p>30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325" calcext:value-type="float">
            <text:p>325</text:p>
          </table:table-cell>
          <table:table-cell table:style-name="ce54" office:value-type="float" office:value="316" calcext:value-type="float">
            <text:p>31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esch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4" calcext:value-type="float">
            <text:p>54</text:p>
          </table:table-cell>
          <table:table-cell table:style-name="ce30" table:formula="of:=SUM([.G76];[.I76];[.K76];[.M76])" office:value-type="float" office:value="125" calcext:value-type="float">
            <text:p>125</text:p>
          </table:table-cell>
          <table:table-cell table:style-name="ce30" table:formula="of:=SUM([.H76];[.J76];[.L76];[.N76])" office:value-type="float" office:value="110" calcext:value-type="float">
            <text:p>11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126" calcext:value-type="float">
            <text:p>126</text:p>
          </table:table-cell>
          <table:table-cell table:style-name="ce54" office:value-type="float" office:value="111" calcext:value-type="float">
            <text:p>11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eije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69" calcext:value-type="float">
            <text:p>269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table:formula="of:=SUM([.G77];[.I77];[.K77];[.M77])" office:value-type="float" office:value="711" calcext:value-type="float">
            <text:p>711</text:p>
          </table:table-cell>
          <table:table-cell table:style-name="ce30" table:formula="of:=SUM([.H77];[.J77];[.L77];[.N77])" office:value-type="float" office:value="676" calcext:value-type="float">
            <text:p>676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8"/>
          <table:table-cell table:style-name="ce30" office:value-type="float" office:value="711" calcext:value-type="float">
            <text:p>711</text:p>
          </table:table-cell>
          <table:table-cell table:style-name="ce54" office:value-type="float" office:value="678" calcext:value-type="float">
            <text:p>67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heer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93" calcext:value-type="float">
            <text:p>193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table:formula="of:=SUM([.G78];[.I78];[.K78];[.M78])" office:value-type="float" office:value="480" calcext:value-type="float">
            <text:p>480</text:p>
          </table:table-cell>
          <table:table-cell table:style-name="ce30" table:formula="of:=SUM([.H78];[.J78];[.L78];[.N78])" office:value-type="float" office:value="432" calcext:value-type="float">
            <text:p>43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8"/>
          <table:table-cell table:style-name="ce30" office:value-type="float" office:value="491" calcext:value-type="float">
            <text:p>491</text:p>
          </table:table-cell>
          <table:table-cell table:style-name="ce54" office:value-type="float" office:value="439" calcext:value-type="float">
            <text:p>43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ontfor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53" calcext:value-type="float">
            <text:p>153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formula="of:=SUM([.G79];[.I79];[.K79];[.M79])" office:value-type="float" office:value="423" calcext:value-type="float">
            <text:p>423</text:p>
          </table:table-cell>
          <table:table-cell table:style-name="ce30" table:formula="of:=SUM([.H79];[.J79];[.L79];[.N79])" office:value-type="float" office:value="363" calcext:value-type="float">
            <text:p>36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430" calcext:value-type="float">
            <text:p>430</text:p>
          </table:table-cell>
          <table:table-cell table:style-name="ce54" office:value-type="float" office:value="364" calcext:value-type="float">
            <text:p>364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ook en Middelaar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25" calcext:value-type="float">
            <text:p>225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table:formula="of:=SUM([.G80];[.I80];[.K80];[.M80])" office:value-type="float" office:value="610" calcext:value-type="float">
            <text:p>610</text:p>
          </table:table-cell>
          <table:table-cell table:style-name="ce30" table:formula="of:=SUM([.H80];[.J80];[.L80];[.N80])" office:value-type="float" office:value="576" calcext:value-type="float">
            <text:p>57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612" calcext:value-type="float">
            <text:p>612</text:p>
          </table:table-cell>
          <table:table-cell table:style-name="ce54" office:value-type="float" office:value="676" calcext:value-type="float">
            <text:p>67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unstergele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48" calcext:value-type="float">
            <text:p>148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table:formula="of:=SUM([.G81];[.I81];[.K81];[.M81])" office:value-type="float" office:value="361" calcext:value-type="float">
            <text:p>361</text:p>
          </table:table-cell>
          <table:table-cell table:style-name="ce30" table:formula="of:=SUM([.H81];[.J81];[.L81];[.N81])" office:value-type="float" office:value="333" calcext:value-type="float">
            <text:p>33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0" office:value-type="float" office:value="366" calcext:value-type="float">
            <text:p>366</text:p>
          </table:table-cell>
          <table:table-cell table:style-name="ce54" office:value-type="float" office:value="336" calcext:value-type="float">
            <text:p>33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ederweer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944" calcext:value-type="float">
            <text:p>944</text:p>
          </table:table-cell>
          <table:table-cell table:style-name="ce30" office:value-type="float" office:value="912" calcext:value-type="float">
            <text:p>912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107" calcext:value-type="float">
            <text:p>1107</text:p>
          </table:table-cell>
          <table:table-cell table:style-name="ce30" office:value-type="float" office:value="1019" calcext:value-type="float">
            <text:p>1019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923" calcext:value-type="float">
            <text:p>923</text:p>
          </table:table-cell>
          <table:table-cell table:style-name="ce30" table:formula="of:=SUM([.G82];[.I82];[.K82];[.M82])" office:value-type="float" office:value="2368" calcext:value-type="float">
            <text:p>2368</text:p>
          </table:table-cell>
          <table:table-cell table:style-name="ce30" table:formula="of:=SUM([.H82];[.J82];[.L82];[.N82])" office:value-type="float" office:value="2258" calcext:value-type="float">
            <text:p>225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2" calcext:value-type="float">
            <text:p>32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375" calcext:value-type="float">
            <text:p>2375</text:p>
          </table:table-cell>
          <table:table-cell table:style-name="ce54" office:value-type="float" office:value="2296" calcext:value-type="float">
            <text:p>229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eer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15" calcext:value-type="float">
            <text:p>315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table:formula="of:=SUM([.G83];[.I83];[.K83];[.M83])" office:value-type="float" office:value="797" calcext:value-type="float">
            <text:p>797</text:p>
          </table:table-cell>
          <table:table-cell table:style-name="ce30" table:formula="of:=SUM([.H83];[.J83];[.L83];[.N83])" office:value-type="float" office:value="787" calcext:value-type="float">
            <text:p>78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799" calcext:value-type="float">
            <text:p>799</text:p>
          </table:table-cell>
          <table:table-cell table:style-name="ce54" office:value-type="float" office:value="795" calcext:value-type="float">
            <text:p>79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0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eeritter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56" calcext:value-type="float">
            <text:p>156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table:formula="of:=SUM([.G84];[.I84];[.K84];[.M84])" office:value-type="float" office:value="405" calcext:value-type="float">
            <text:p>405</text:p>
          </table:table-cell>
          <table:table-cell table:style-name="ce30" table:formula="of:=SUM([.H84];[.J84];[.L84];[.N84])" office:value-type="float" office:value="363" calcext:value-type="float">
            <text:p>36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8"/>
          <table:table-cell table:style-name="ce30" office:value-type="float" office:value="406" calcext:value-type="float">
            <text:p>406</text:p>
          </table:table-cell>
          <table:table-cell table:style-name="ce54" office:value-type="float" office:value="368" calcext:value-type="float">
            <text:p>36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ieuwenhag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25" calcext:value-type="float">
            <text:p>225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table:formula="of:=SUM([.G85];[.I85];[.K85];[.M85])" office:value-type="float" office:value="602" calcext:value-type="float">
            <text:p>602</text:p>
          </table:table-cell>
          <table:table-cell table:style-name="ce30" table:formula="of:=SUM([.H85];[.J85];[.L85];[.N85])" office:value-type="float" office:value="528" calcext:value-type="float">
            <text:p>52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8"/>
          <table:table-cell table:style-name="ce30" office:value-type="float" office:value="609" calcext:value-type="float">
            <text:p>609</text:p>
          </table:table-cell>
          <table:table-cell table:style-name="ce54" office:value-type="float" office:value="543" calcext:value-type="float">
            <text:p>54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ieuwstad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59" calcext:value-type="float">
            <text:p>159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table:formula="of:=SUM([.G86];[.I86];[.K86];[.M86])" office:value-type="float" office:value="383" calcext:value-type="float">
            <text:p>383</text:p>
          </table:table-cell>
          <table:table-cell table:style-name="ce30" table:formula="of:=SUM([.H86];[.J86];[.L86];[.N86])" office:value-type="float" office:value="346" calcext:value-type="float">
            <text:p>34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0" office:value-type="float" office:value="387" calcext:value-type="float">
            <text:p>387</text:p>
          </table:table-cell>
          <table:table-cell table:style-name="ce54" office:value-type="float" office:value="349" calcext:value-type="float">
            <text:p>34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oorbeek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64" calcext:value-type="float">
            <text:p>164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 table:style-name="ce30" office:value-type="float" office:value="187" calcext:value-type="float">
            <text:p>18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table:formula="of:=SUM([.G87];[.I87];[.K87];[.M87])" office:value-type="float" office:value="382" calcext:value-type="float">
            <text:p>382</text:p>
          </table:table-cell>
          <table:table-cell table:style-name="ce30" table:formula="of:=SUM([.H87];[.J87];[.L87];[.N87])" office:value-type="float" office:value="389" calcext:value-type="float">
            <text:p>38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8"/>
          <table:table-cell table:style-name="ce30" office:value-type="float" office:value="389" calcext:value-type="float">
            <text:p>389</text:p>
          </table:table-cell>
          <table:table-cell table:style-name="ce54" office:value-type="float" office:value="395" calcext:value-type="float">
            <text:p>39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unhe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7" calcext:value-type="float">
            <text:p>47</text:p>
          </table:table-cell>
          <table:table-cell table:style-name="ce30" table:formula="of:=SUM([.G88];[.I88];[.K88];[.M88])" office:value-type="float" office:value="140" calcext:value-type="float">
            <text:p>140</text:p>
          </table:table-cell>
          <table:table-cell table:style-name="ce30" table:formula="of:=SUM([.H88];[.J88];[.L88];[.N88])" office:value-type="float" office:value="123" calcext:value-type="float">
            <text:p>123</text:p>
          </table:table-cell>
          <table:table-cell table:style-name="ce30" table:number-columns-repeated="10"/>
          <table:table-cell table:style-name="ce30" office:value-type="float" office:value="140" calcext:value-type="float">
            <text:p>140</text:p>
          </table:table-cell>
          <table:table-cell table:style-name="ce54" office:value-type="float" office:value="123" calcext:value-type="float">
            <text:p>12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uth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61" calcext:value-type="float">
            <text:p>261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table:formula="of:=SUM([.G89];[.I89];[.K89];[.M89])" office:value-type="float" office:value="639" calcext:value-type="float">
            <text:p>639</text:p>
          </table:table-cell>
          <table:table-cell table:style-name="ce30" table:formula="of:=SUM([.H89];[.J89];[.L89];[.N89])" office:value-type="float" office:value="599" calcext:value-type="float">
            <text:p>59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8"/>
          <table:table-cell table:style-name="ce30" office:value-type="float" office:value="644" calcext:value-type="float">
            <text:p>644</text:p>
          </table:table-cell>
          <table:table-cell table:style-name="ce54" office:value-type="float" office:value="605" calcext:value-type="float">
            <text:p>60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bbicht en Papenhov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52" calcext:value-type="float">
            <text:p>152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table:formula="of:=SUM([.G90];[.I90];[.K90];[.M90])" office:value-type="float" office:value="393" calcext:value-type="float">
            <text:p>393</text:p>
          </table:table-cell>
          <table:table-cell table:style-name="ce30" table:formula="of:=SUM([.H90];[.J90];[.L90];[.N90])" office:value-type="float" office:value="371" calcext:value-type="float">
            <text:p>37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397" calcext:value-type="float">
            <text:p>397</text:p>
          </table:table-cell>
          <table:table-cell table:style-name="ce54" office:value-type="float" office:value="372" calcext:value-type="float">
            <text:p>37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he en Laak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02" calcext:value-type="float">
            <text:p>102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table:formula="of:=SUM([.G91];[.I91];[.K91];[.M91])" office:value-type="float" office:value="270" calcext:value-type="float">
            <text:p>270</text:p>
          </table:table-cell>
          <table:table-cell table:style-name="ce30" table:formula="of:=SUM([.H91];[.J91];[.L91];[.N91])" office:value-type="float" office:value="256" calcext:value-type="float">
            <text:p>256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271" calcext:value-type="float">
            <text:p>271</text:p>
          </table:table-cell>
          <table:table-cell table:style-name="ce54" office:value-type="float" office:value="256" calcext:value-type="float">
            <text:p>25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irsbeek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21" calcext:value-type="float">
            <text:p>221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table:formula="of:=SUM([.G92];[.I92];[.K92];[.M92])" office:value-type="float" office:value="540" calcext:value-type="float">
            <text:p>540</text:p>
          </table:table-cell>
          <table:table-cell table:style-name="ce30" table:formula="of:=SUM([.H92];[.J92];[.L92];[.N92])" office:value-type="float" office:value="514" calcext:value-type="float">
            <text:p>514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table:number-columns-repeated="8"/>
          <table:table-cell table:style-name="ce30" office:value-type="float" office:value="545" calcext:value-type="float">
            <text:p>545</text:p>
          </table:table-cell>
          <table:table-cell table:style-name="ce54" office:value-type="float" office:value="519" calcext:value-type="float">
            <text:p>51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ttersu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88" calcext:value-type="float">
            <text:p>388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table:formula="of:=SUM([.G93];[.I93];[.K93];[.M93])" office:value-type="float" office:value="1031" calcext:value-type="float">
            <text:p>1031</text:p>
          </table:table-cell>
          <table:table-cell table:style-name="ce30" table:formula="of:=SUM([.H93];[.J93];[.L93];[.N93])" office:value-type="float" office:value="926" calcext:value-type="float">
            <text:p>92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8"/>
          <table:table-cell table:style-name="ce30" office:value-type="float" office:value="1037" calcext:value-type="float">
            <text:p>1037</text:p>
          </table:table-cell>
          <table:table-cell table:style-name="ce54" office:value-type="float" office:value="937" calcext:value-type="float">
            <text:p>93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ud-Valkenburg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32" calcext:value-type="float">
            <text:p>132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table:formula="of:=SUM([.G94];[.I94];[.K94];[.M94])" office:value-type="float" office:value="343" calcext:value-type="float">
            <text:p>343</text:p>
          </table:table-cell>
          <table:table-cell table:style-name="ce30" table:formula="of:=SUM([.H94];[.J94];[.L94];[.N94])" office:value-type="float" office:value="309" calcext:value-type="float">
            <text:p>30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8"/>
          <table:table-cell table:style-name="ce30" office:value-type="float" office:value="349" calcext:value-type="float">
            <text:p>349</text:p>
          </table:table-cell>
          <table:table-cell table:style-name="ce54" office:value-type="float" office:value="313" calcext:value-type="float">
            <text:p>31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ud-Vroenhov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60" calcext:value-type="float">
            <text:p>260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table:formula="of:=SUM([.G95];[.I95];[.K95];[.M95])" office:value-type="float" office:value="814" calcext:value-type="float">
            <text:p>814</text:p>
          </table:table-cell>
          <table:table-cell table:style-name="ce30" table:formula="of:=SUM([.H95];[.J95];[.L95];[.N95])" office:value-type="float" office:value="715" calcext:value-type="float">
            <text:p>71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8"/>
          <table:table-cell table:style-name="ce30" office:value-type="float" office:value="831" calcext:value-type="float">
            <text:p>831</text:p>
          </table:table-cell>
          <table:table-cell table:style-name="ce54" office:value-type="float" office:value="737" calcext:value-type="float">
            <text:p>73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Posterhol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38" calcext:value-type="float">
            <text:p>238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table:formula="of:=SUM([.G96];[.I96];[.K96];[.M96])" office:value-type="float" office:value="619" calcext:value-type="float">
            <text:p>619</text:p>
          </table:table-cell>
          <table:table-cell table:style-name="ce30" table:formula="of:=SUM([.H96];[.J96];[.L96];[.N96])" office:value-type="float" office:value="579" calcext:value-type="float">
            <text:p>57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623" calcext:value-type="float">
            <text:p>623</text:p>
          </table:table-cell>
          <table:table-cell table:style-name="ce54" office:value-type="float" office:value="671" calcext:value-type="float">
            <text:p>67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Rimburg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4" calcext:value-type="float">
            <text:p>54</text:p>
          </table:table-cell>
          <table:table-cell table:style-name="ce30" table:formula="of:=SUM([.G97];[.I97];[.K97];[.M97])" office:value-type="float" office:value="142" calcext:value-type="float">
            <text:p>142</text:p>
          </table:table-cell>
          <table:table-cell table:style-name="ce30" table:formula="of:=SUM([.H97];[.J97];[.L97];[.N97])" office:value-type="float" office:value="116" calcext:value-type="float">
            <text:p>1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45" calcext:value-type="float">
            <text:p>145</text:p>
          </table:table-cell>
          <table:table-cell table:style-name="ce54" office:value-type="float" office:value="138" calcext:value-type="float">
            <text:p>13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Roermond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189" calcext:value-type="float">
            <text:p>1189</text:p>
          </table:table-cell>
          <table:table-cell table:style-name="ce30" office:value-type="float" office:value="1798" calcext:value-type="float">
            <text:p>1798</text:p>
          </table:table-cell>
          <table:table-cell table:style-name="ce30" office:value-type="float" office:value="1565" calcext:value-type="float">
            <text:p>1565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433" calcext:value-type="float">
            <text:p>2433</text:p>
          </table:table-cell>
          <table:table-cell table:style-name="ce30" office:value-type="float" office:value="2270" calcext:value-type="float">
            <text:p>2270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1800" calcext:value-type="float">
            <text:p>1800</text:p>
          </table:table-cell>
          <table:table-cell table:style-name="ce30" table:formula="of:=SUM([.G98];[.I98];[.K98];[.M98])" office:value-type="float" office:value="4479" calcext:value-type="float">
            <text:p>4479</text:p>
          </table:table-cell>
          <table:table-cell table:style-name="ce30" table:formula="of:=SUM([.H98];[.J98];[.L98];[.N98])" office:value-type="float" office:value="4716" calcext:value-type="float">
            <text:p>4716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89" calcext:value-type="float">
            <text:p>89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5150" calcext:value-type="float">
            <text:p>5150</text:p>
          </table:table-cell>
          <table:table-cell table:style-name="ce54" office:value-type="float" office:value="5316" calcext:value-type="float">
            <text:p>531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Rogge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table:formula="of:=SUM([.G99];[.I99];[.K99];[.M99])" office:value-type="float" office:value="830" calcext:value-type="float">
            <text:p>830</text:p>
          </table:table-cell>
          <table:table-cell table:style-name="ce30" table:formula="of:=SUM([.H99];[.J99];[.L99];[.N99])" office:value-type="float" office:value="785" calcext:value-type="float">
            <text:p>78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8"/>
          <table:table-cell table:style-name="ce30" office:value-type="float" office:value="831" calcext:value-type="float">
            <text:p>831</text:p>
          </table:table-cell>
          <table:table-cell table:style-name="ce54" office:value-type="float" office:value="797" calcext:value-type="float">
            <text:p>79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Rooster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85" calcext:value-type="float">
            <text:p>185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table:formula="of:=SUM([.G100];[.I100];[.K100];[.M100])" office:value-type="float" office:value="455" calcext:value-type="float">
            <text:p>455</text:p>
          </table:table-cell>
          <table:table-cell table:style-name="ce30" table:formula="of:=SUM([.H100];[.J100];[.L100];[.N100])" office:value-type="float" office:value="437" calcext:value-type="float">
            <text:p>437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460" calcext:value-type="float">
            <text:p>460</text:p>
          </table:table-cell>
          <table:table-cell table:style-name="ce54" office:value-type="float" office:value="445" calcext:value-type="float">
            <text:p>44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Rijckhol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7" calcext:value-type="float">
            <text:p>4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8" calcext:value-type="float">
            <text:p>38</text:p>
          </table:table-cell>
          <table:table-cell table:style-name="ce30" table:formula="of:=SUM([.G101];[.I101];[.K101];[.M101])" office:value-type="float" office:value="127" calcext:value-type="float">
            <text:p>127</text:p>
          </table:table-cell>
          <table:table-cell table:style-name="ce30" table:formula="of:=SUM([.H101];[.J101];[.L101];[.N101])" office:value-type="float" office:value="94" calcext:value-type="float">
            <text:p>9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129" calcext:value-type="float">
            <text:p>129</text:p>
          </table:table-cell>
          <table:table-cell table:style-name="ce54" office:value-type="float" office:value="95" calcext:value-type="float">
            <text:p>9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chaesbergh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48" calcext:value-type="float">
            <text:p>248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table:formula="of:=SUM([.G102];[.I102];[.K102];[.M102])" office:value-type="float" office:value="561" calcext:value-type="float">
            <text:p>561</text:p>
          </table:table-cell>
          <table:table-cell table:style-name="ce30" table:formula="of:=SUM([.H102];[.J102];[.L102];[.N102])" office:value-type="float" office:value="562" calcext:value-type="float">
            <text:p>56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574" calcext:value-type="float">
            <text:p>574</text:p>
          </table:table-cell>
          <table:table-cell table:style-name="ce54" office:value-type="float" office:value="599" calcext:value-type="float">
            <text:p>59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chimmer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73" calcext:value-type="float">
            <text:p>273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table:formula="of:=SUM([.G103];[.I103];[.K103];[.M103])" office:value-type="float" office:value="648" calcext:value-type="float">
            <text:p>648</text:p>
          </table:table-cell>
          <table:table-cell table:style-name="ce30" table:formula="of:=SUM([.H103];[.J103];[.L103];[.N103])" office:value-type="float" office:value="613" calcext:value-type="float">
            <text:p>6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8"/>
          <table:table-cell table:style-name="ce30" office:value-type="float" office:value="659" calcext:value-type="float">
            <text:p>659</text:p>
          </table:table-cell>
          <table:table-cell table:style-name="ce54" office:value-type="float" office:value="623" calcext:value-type="float">
            <text:p>62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chinn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27" calcext:value-type="float">
            <text:p>427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table:formula="of:=SUM([.G104];[.I104];[.K104];[.M104])" office:value-type="float" office:value="1095" calcext:value-type="float">
            <text:p>1095</text:p>
          </table:table-cell>
          <table:table-cell table:style-name="ce30" table:formula="of:=SUM([.H104];[.J104];[.L104];[.N104])" office:value-type="float" office:value="988" calcext:value-type="float">
            <text:p>98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8"/>
          <table:table-cell table:style-name="ce30" office:value-type="float" office:value="1105" calcext:value-type="float">
            <text:p>1105</text:p>
          </table:table-cell>
          <table:table-cell table:style-name="ce54" office:value-type="float" office:value="999" calcext:value-type="float">
            <text:p>99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chin op Geu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49" calcext:value-type="float">
            <text:p>149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63" calcext:value-type="float">
            <text:p>163</text:p>
          </table:table-cell>
          <table:table-cell table:number-columns-repeated="2" table:style-name="ce30" office:value-type="float" office:value="23" calcext:value-type="float">
            <text:p>2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SUM([.G105];[.I105];[.K105];[.M105])" office:value-type="float" office:value="365" calcext:value-type="float">
            <text:p>365</text:p>
          </table:table-cell>
          <table:table-cell table:style-name="ce30" table:formula="of:=SUM([.H105];[.J105];[.L105];[.N105])" office:value-type="float" office:value="347" calcext:value-type="float">
            <text:p>34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8"/>
          <table:table-cell table:style-name="ce30" office:value-type="float" office:value="371" calcext:value-type="float">
            <text:p>371</text:p>
          </table:table-cell>
          <table:table-cell table:style-name="ce54" office:value-type="float" office:value="349" calcext:value-type="float">
            <text:p>34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chinveld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19" calcext:value-type="float">
            <text:p>219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table:formula="of:=SUM([.G106];[.I106];[.K106];[.M106])" office:value-type="float" office:value="549" calcext:value-type="float">
            <text:p>549</text:p>
          </table:table-cell>
          <table:table-cell table:style-name="ce30" table:formula="of:=SUM([.H106];[.J106];[.L106];[.N106])" office:value-type="float" office:value="539" calcext:value-type="float">
            <text:p>53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8"/>
          <table:table-cell table:style-name="ce30" office:value-type="float" office:value="554" calcext:value-type="float">
            <text:p>554</text:p>
          </table:table-cell>
          <table:table-cell table:style-name="ce54" office:value-type="float" office:value="545" calcext:value-type="float">
            <text:p>54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evenu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73" calcext:value-type="float">
            <text:p>373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table:formula="of:=SUM([.G107];[.I107];[.K107];[.M107])" office:value-type="float" office:value="1057" calcext:value-type="float">
            <text:p>1057</text:p>
          </table:table-cell>
          <table:table-cell table:style-name="ce30" table:formula="of:=SUM([.H107];[.J107];[.L107];[.N107])" office:value-type="float" office:value="1030" calcext:value-type="float">
            <text:p>1030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58" calcext:value-type="float">
            <text:p>1058</text:p>
          </table:table-cell>
          <table:table-cell table:style-name="ce54" office:value-type="float" office:value="1044" calcext:value-type="float">
            <text:p>1044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impelveld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71" calcext:value-type="float">
            <text:p>271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table:formula="of:=SUM([.G108];[.I108];[.K108];[.M108])" office:value-type="float" office:value="701" calcext:value-type="float">
            <text:p>701</text:p>
          </table:table-cell>
          <table:table-cell table:style-name="ce30" table:formula="of:=SUM([.H108];[.J108];[.L108];[.N108])" office:value-type="float" office:value="680" calcext:value-type="float">
            <text:p>68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711" calcext:value-type="float">
            <text:p>711</text:p>
          </table:table-cell>
          <table:table-cell table:style-name="ce54" office:value-type="float" office:value="1045" calcext:value-type="float">
            <text:p>104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te. Geertruid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81" calcext:value-type="float">
            <text:p>181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table:formula="of:=SUM([.G109];[.I109];[.K109];[.M109])" office:value-type="float" office:value="476" calcext:value-type="float">
            <text:p>476</text:p>
          </table:table-cell>
          <table:table-cell table:style-name="ce30" table:formula="of:=SUM([.H109];[.J109];[.L109];[.N109])" office:value-type="float" office:value="446" calcext:value-type="float">
            <text:p>44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8"/>
          <table:table-cell table:style-name="ce30" office:value-type="float" office:value="479" calcext:value-type="float">
            <text:p>479</text:p>
          </table:table-cell>
          <table:table-cell table:style-name="ce54" office:value-type="float" office:value="456" calcext:value-type="float">
            <text:p>45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t. Odiliënberg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78" calcext:value-type="float">
            <text:p>178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table:formula="of:=SUM([.G110];[.I110];[.K110];[.M110])" office:value-type="float" office:value="484" calcext:value-type="float">
            <text:p>484</text:p>
          </table:table-cell>
          <table:table-cell table:style-name="ce30" table:formula="of:=SUM([.H110];[.J110];[.L110];[.N110])" office:value-type="float" office:value="467" calcext:value-type="float">
            <text:p>46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5" calcext:value-type="float">
            <text:p>485</text:p>
          </table:table-cell>
          <table:table-cell table:style-name="ce54" office:value-type="float" office:value="490" calcext:value-type="float">
            <text:p>49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t. Pieter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60" calcext:value-type="float">
            <text:p>160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table:formula="of:=SUM([.G111];[.I111];[.K111];[.M111])" office:value-type="float" office:value="468" calcext:value-type="float">
            <text:p>468</text:p>
          </table:table-cell>
          <table:table-cell table:style-name="ce30" table:formula="of:=SUM([.H111];[.J111];[.L111];[.N111])" office:value-type="float" office:value="489" calcext:value-type="float">
            <text:p>48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74" calcext:value-type="float">
            <text:p>474</text:p>
          </table:table-cell>
          <table:table-cell table:style-name="ce54" office:value-type="float" office:value="516" calcext:value-type="float">
            <text:p>51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ittard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938" calcext:value-type="float">
            <text:p>938</text:p>
          </table:table-cell>
          <table:table-cell table:style-name="ce30" office:value-type="float" office:value="931" calcext:value-type="float">
            <text:p>931</text:p>
          </table:table-cell>
          <table:table-cell table:style-name="ce30" office:value-type="float" office:value="784" calcext:value-type="float">
            <text:p>784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192" calcext:value-type="float">
            <text:p>119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table:formula="of:=SUM([.G112];[.I112];[.K112];[.M112])" office:value-type="float" office:value="2270" calcext:value-type="float">
            <text:p>2270</text:p>
          </table:table-cell>
          <table:table-cell table:style-name="ce30" table:formula="of:=SUM([.H112];[.J112];[.L112];[.N112])" office:value-type="float" office:value="2348" calcext:value-type="float">
            <text:p>2348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457" calcext:value-type="float">
            <text:p>2457</text:p>
          </table:table-cell>
          <table:table-cell table:style-name="ce54" office:value-type="float" office:value="2645" calcext:value-type="float">
            <text:p>264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lenak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14" calcext:value-type="float">
            <text:p>114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table:formula="of:=SUM([.G113];[.I113];[.K113];[.M113])" office:value-type="float" office:value="272" calcext:value-type="float">
            <text:p>272</text:p>
          </table:table-cell>
          <table:table-cell table:style-name="ce30" table:formula="of:=SUM([.H113];[.J113];[.L113];[.N113])" office:value-type="float" office:value="250" calcext:value-type="float">
            <text:p>25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8"/>
          <table:table-cell table:style-name="ce30" office:value-type="float" office:value="276" calcext:value-type="float">
            <text:p>276</text:p>
          </table:table-cell>
          <table:table-cell table:style-name="ce54" office:value-type="float" office:value="255" calcext:value-type="float">
            <text:p>25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paubeek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29" calcext:value-type="float">
            <text:p>129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table:formula="of:=SUM([.G114];[.I114];[.K114];[.M114])" office:value-type="float" office:value="338" calcext:value-type="float">
            <text:p>338</text:p>
          </table:table-cell>
          <table:table-cell table:style-name="ce30" table:formula="of:=SUM([.H114];[.J114];[.L114];[.N114])" office:value-type="float" office:value="279" calcext:value-type="float">
            <text:p>279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8"/>
          <table:table-cell table:style-name="ce30" office:value-type="float" office:value="342" calcext:value-type="float">
            <text:p>342</text:p>
          </table:table-cell>
          <table:table-cell table:style-name="ce54" office:value-type="float" office:value="283" calcext:value-type="float">
            <text:p>28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tei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95" calcext:value-type="float">
            <text:p>395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table:formula="of:=SUM([.G115];[.I115];[.K115];[.M115])" office:value-type="float" office:value="943" calcext:value-type="float">
            <text:p>943</text:p>
          </table:table-cell>
          <table:table-cell table:style-name="ce30" table:formula="of:=SUM([.H115];[.J115];[.L115];[.N115])" office:value-type="float" office:value="907" calcext:value-type="float">
            <text:p>90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8"/>
          <table:table-cell table:style-name="ce30" office:value-type="float" office:value="964" calcext:value-type="float">
            <text:p>964</text:p>
          </table:table-cell>
          <table:table-cell table:style-name="ce54" office:value-type="float" office:value="916" calcext:value-type="float">
            <text:p>91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tevensweer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15" calcext:value-type="float">
            <text:p>215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table:formula="of:=SUM([.G116];[.I116];[.K116];[.M116])" office:value-type="float" office:value="557" calcext:value-type="float">
            <text:p>557</text:p>
          </table:table-cell>
          <table:table-cell table:style-name="ce30" table:formula="of:=SUM([.H116];[.J116];[.L116];[.N116])" office:value-type="float" office:value="488" calcext:value-type="float">
            <text:p>48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8"/>
          <table:table-cell table:style-name="ce30" office:value-type="float" office:value="561" calcext:value-type="float">
            <text:p>561</text:p>
          </table:table-cell>
          <table:table-cell table:style-name="ce54" office:value-type="float" office:value="497" calcext:value-type="float">
            <text:p>497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tramproij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37" calcext:value-type="float">
            <text:p>237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table:formula="of:=SUM([.G117];[.I117];[.K117];[.M117])" office:value-type="float" office:value="600" calcext:value-type="float">
            <text:p>600</text:p>
          </table:table-cell>
          <table:table-cell table:style-name="ce30" table:formula="of:=SUM([.H117];[.J117];[.L117];[.N117])" office:value-type="float" office:value="572" calcext:value-type="float">
            <text:p>57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603" calcext:value-type="float">
            <text:p>603</text:p>
          </table:table-cell>
          <table:table-cell table:style-name="ce54" office:value-type="float" office:value="573" calcext:value-type="float">
            <text:p>57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uster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06" calcext:value-type="float">
            <text:p>406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table:formula="of:=SUM([.G118];[.I118];[.K118];[.M118])" office:value-type="float" office:value="1005" calcext:value-type="float">
            <text:p>1005</text:p>
          </table:table-cell>
          <table:table-cell table:style-name="ce30" table:formula="of:=SUM([.H118];[.J118];[.L118];[.N118])" office:value-type="float" office:value="912" calcext:value-type="float">
            <text:p>9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8"/>
          <table:table-cell table:style-name="ce30" office:value-type="float" office:value="1009" calcext:value-type="float">
            <text:p>1009</text:p>
          </table:table-cell>
          <table:table-cell table:style-name="ce54" office:value-type="float" office:value="924" calcext:value-type="float">
            <text:p>924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walm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16" calcext:value-type="float">
            <text:p>416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table:formula="of:=SUM([.G119];[.I119];[.K119];[.M119])" office:value-type="float" office:value="1146" calcext:value-type="float">
            <text:p>1146</text:p>
          </table:table-cell>
          <table:table-cell table:style-name="ce30" table:formula="of:=SUM([.H119];[.J119];[.L119];[.N119])" office:value-type="float" office:value="1036" calcext:value-type="float">
            <text:p>103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8"/>
          <table:table-cell table:style-name="ce30" office:value-type="float" office:value="1157" calcext:value-type="float">
            <text:p>1157</text:p>
          </table:table-cell>
          <table:table-cell table:style-name="ce54" office:value-type="float" office:value="1041" calcext:value-type="float">
            <text:p>104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Tegel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437" calcext:value-type="float">
            <text:p>437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table:formula="of:=SUM([.G120];[.I120];[.K120];[.M120])" office:value-type="float" office:value="1191" calcext:value-type="float">
            <text:p>1191</text:p>
          </table:table-cell>
          <table:table-cell table:style-name="ce30" table:formula="of:=SUM([.H120];[.J120];[.L120];[.N120])" office:value-type="float" office:value="1063" calcext:value-type="float">
            <text:p>106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297" calcext:value-type="float">
            <text:p>1297</text:p>
          </table:table-cell>
          <table:table-cell table:style-name="ce54" office:value-type="float" office:value="1301" calcext:value-type="float">
            <text:p>130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Thor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74" calcext:value-type="float">
            <text:p>274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table:formula="of:=SUM([.G121];[.I121];[.K121];[.M121])" office:value-type="float" office:value="709" calcext:value-type="float">
            <text:p>709</text:p>
          </table:table-cell>
          <table:table-cell table:style-name="ce30" table:formula="of:=SUM([.H121];[.J121];[.L121];[.N121])" office:value-type="float" office:value="697" calcext:value-type="float">
            <text:p>69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7" calcext:value-type="float">
            <text:p>717</text:p>
          </table:table-cell>
          <table:table-cell table:style-name="ce54" office:value-type="float" office:value="748" calcext:value-type="float">
            <text:p>74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Ubach over Worms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99" calcext:value-type="float">
            <text:p>299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table:formula="of:=SUM([.G122];[.I122];[.K122];[.M122])" office:value-type="float" office:value="656" calcext:value-type="float">
            <text:p>656</text:p>
          </table:table-cell>
          <table:table-cell table:style-name="ce30" table:formula="of:=SUM([.H122];[.J122];[.L122];[.N122])" office:value-type="float" office:value="618" calcext:value-type="float">
            <text:p>61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8"/>
          <table:table-cell table:style-name="ce30" office:value-type="float" office:value="670" calcext:value-type="float">
            <text:p>670</text:p>
          </table:table-cell>
          <table:table-cell table:style-name="ce54" office:value-type="float" office:value="633" calcext:value-type="float">
            <text:p>633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Ulestraten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73" calcext:value-type="float">
            <text:p>173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table:formula="of:=SUM([.G123];[.I123];[.K123];[.M123])" office:value-type="float" office:value="429" calcext:value-type="float">
            <text:p>429</text:p>
          </table:table-cell>
          <table:table-cell table:style-name="ce30" table:formula="of:=SUM([.H123];[.J123];[.L123];[.N123])" office:value-type="float" office:value="381" calcext:value-type="float">
            <text:p>38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8"/>
          <table:table-cell table:style-name="ce30" office:value-type="float" office:value="436" calcext:value-type="float">
            <text:p>436</text:p>
          </table:table-cell>
          <table:table-cell table:style-name="ce54" office:value-type="float" office:value="385" calcext:value-type="float">
            <text:p>385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1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Urmond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243" calcext:value-type="float">
            <text:p>243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table:formula="of:=SUM([.G124];[.I124];[.K124];[.M124])" office:value-type="float" office:value="582" calcext:value-type="float">
            <text:p>582</text:p>
          </table:table-cell>
          <table:table-cell table:style-name="ce30" table:formula="of:=SUM([.H124];[.J124];[.L124];[.N124])" office:value-type="float" office:value="518" calcext:value-type="float">
            <text:p>51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599" calcext:value-type="float">
            <text:p>599</text:p>
          </table:table-cell>
          <table:table-cell table:style-name="ce54" office:value-type="float" office:value="526" calcext:value-type="float">
            <text:p>52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Vaals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582" calcext:value-type="float">
            <text:p>582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165" calcext:value-type="float">
            <text:p>1165</text:p>
          </table:table-cell>
          <table:table-cell table:style-name="ce30" office:value-type="float" office:value="1034" calcext:value-type="float">
            <text:p>1034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table:formula="of:=SUM([.G125];[.I125];[.K125];[.M125])" office:value-type="float" office:value="2125" calcext:value-type="float">
            <text:p>2125</text:p>
          </table:table-cell>
          <table:table-cell table:style-name="ce30" table:formula="of:=SUM([.H125];[.J125];[.L125];[.N125])" office:value-type="float" office:value="1951" calcext:value-type="float">
            <text:p>195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2184" calcext:value-type="float">
            <text:p>2184</text:p>
          </table:table-cell>
          <table:table-cell table:style-name="ce54" office:value-type="float" office:value="2181" calcext:value-type="float">
            <text:p>218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Valkenburg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60" calcext:value-type="float">
            <text:p>160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table:formula="of:=SUM([.G126];[.I126];[.K126];[.M126])" office:value-type="float" office:value="438" calcext:value-type="float">
            <text:p>438</text:p>
          </table:table-cell>
          <table:table-cell table:style-name="ce30" table:formula="of:=SUM([.H126];[.J126];[.L126];[.N126])" office:value-type="float" office:value="466" calcext:value-type="float">
            <text:p>46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45" calcext:value-type="float">
            <text:p>445</text:p>
          </table:table-cell>
          <table:table-cell table:style-name="ce54" office:value-type="float" office:value="478" calcext:value-type="float">
            <text:p>47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Venlo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317" calcext:value-type="float">
            <text:p>1317</text:p>
          </table:table-cell>
          <table:table-cell table:style-name="ce30" office:value-type="float" office:value="1691" calcext:value-type="float">
            <text:p>1691</text:p>
          </table:table-cell>
          <table:table-cell table:style-name="ce30" office:value-type="float" office:value="1455" calcext:value-type="float">
            <text:p>1455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281" calcext:value-type="float">
            <text:p>2281</text:p>
          </table:table-cell>
          <table:table-cell table:style-name="ce30" office:value-type="float" office:value="2071" calcext:value-type="float">
            <text:p>2071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1594" calcext:value-type="float">
            <text:p>1594</text:p>
          </table:table-cell>
          <table:table-cell table:style-name="ce30" table:formula="of:=SUM([.G127];[.I127];[.K127];[.M127])" office:value-type="float" office:value="4139" calcext:value-type="float">
            <text:p>4139</text:p>
          </table:table-cell>
          <table:table-cell table:style-name="ce30" table:formula="of:=SUM([.H127];[.J127];[.L127];[.N127])" office:value-type="float" office:value="4266" calcext:value-type="float">
            <text:p>4266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08" calcext:value-type="float">
            <text:p>108</text:p>
          </table:table-cell>
          <table:table-cell table:number-columns-repeated="2" table:style-name="ce30" office:value-type="float" office:value="27" calcext:value-type="float">
            <text:p>2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4632" calcext:value-type="float">
            <text:p>4632</text:p>
          </table:table-cell>
          <table:table-cell table:style-name="ce54" office:value-type="float" office:value="4489" calcext:value-type="float">
            <text:p>448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Venraij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002" calcext:value-type="float">
            <text:p>1002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869" calcext:value-type="float">
            <text:p>869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187" calcext:value-type="float">
            <text:p>1187</text:p>
          </table:table-cell>
          <table:table-cell table:style-name="ce30" office:value-type="float" office:value="1062" calcext:value-type="float">
            <text:p>1062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1031" calcext:value-type="float">
            <text:p>1031</text:p>
          </table:table-cell>
          <table:table-cell table:style-name="ce30" table:formula="of:=SUM([.G128];[.I128];[.K128];[.M128])" office:value-type="float" office:value="2595" calcext:value-type="float">
            <text:p>2595</text:p>
          </table:table-cell>
          <table:table-cell table:style-name="ce30" table:formula="of:=SUM([.H128];[.J128];[.L128];[.N128])" office:value-type="float" office:value="2462" calcext:value-type="float">
            <text:p>246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5" calcext:value-type="float">
            <text:p>35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2649" calcext:value-type="float">
            <text:p>2649</text:p>
          </table:table-cell>
          <table:table-cell table:style-name="ce54" office:value-type="float" office:value="2681" calcext:value-type="float">
            <text:p>2681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Vlodorp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88" calcext:value-type="float">
            <text:p>188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table:formula="of:=SUM([.G129];[.I129];[.K129];[.M129])" office:value-type="float" office:value="499" calcext:value-type="float">
            <text:p>499</text:p>
          </table:table-cell>
          <table:table-cell table:style-name="ce30" table:formula="of:=SUM([.H129];[.J129];[.L129];[.N129])" office:value-type="float" office:value="459" calcext:value-type="float">
            <text:p>45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8"/>
          <table:table-cell table:style-name="ce30" office:value-type="float" office:value="501" calcext:value-type="float">
            <text:p>501</text:p>
          </table:table-cell>
          <table:table-cell table:style-name="ce54" office:value-type="float" office:value="462" calcext:value-type="float">
            <text:p>46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Voerendael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67" calcext:value-type="float">
            <text:p>367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table:formula="of:=SUM([.G130];[.I130];[.K130];[.M130])" office:value-type="float" office:value="910" calcext:value-type="float">
            <text:p>910</text:p>
          </table:table-cell>
          <table:table-cell table:style-name="ce30" table:formula="of:=SUM([.H130];[.J130];[.L130];[.N130])" office:value-type="float" office:value="858" calcext:value-type="float">
            <text:p>85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41" calcext:value-type="float">
            <text:p>941</text:p>
          </table:table-cell>
          <table:table-cell table:style-name="ce54" office:value-type="float" office:value="878" calcext:value-type="float">
            <text:p>878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anssu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57" calcext:value-type="float">
            <text:p>157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table:formula="of:=SUM([.G131];[.I131];[.K131];[.M131])" office:value-type="float" office:value="370" calcext:value-type="float">
            <text:p>370</text:p>
          </table:table-cell>
          <table:table-cell table:style-name="ce30" table:formula="of:=SUM([.H131];[.J131];[.L131];[.N131])" office:value-type="float" office:value="340" calcext:value-type="float">
            <text:p>34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8"/>
          <table:table-cell table:style-name="ce30" office:value-type="float" office:value="373" calcext:value-type="float">
            <text:p>373</text:p>
          </table:table-cell>
          <table:table-cell table:style-name="ce54" office:value-type="float" office:value="346" calcext:value-type="float">
            <text:p>346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eert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488" calcext:value-type="float">
            <text:p>1488</text:p>
          </table:table-cell>
          <table:table-cell table:style-name="ce30" office:value-type="float" office:value="1403" calcext:value-type="float">
            <text:p>1403</text:p>
          </table:table-cell>
          <table:table-cell table:style-name="ce30" office:value-type="float" office:value="1241" calcext:value-type="float">
            <text:p>1241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769" calcext:value-type="float">
            <text:p>1769</text:p>
          </table:table-cell>
          <table:table-cell table:style-name="ce30" office:value-type="float" office:value="1609" calcext:value-type="float">
            <text:p>1609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1466" calcext:value-type="float">
            <text:p>1466</text:p>
          </table:table-cell>
          <table:table-cell table:style-name="ce30" table:formula="of:=SUM([.G132];[.I132];[.K132];[.M132])" office:value-type="float" office:value="3572" calcext:value-type="float">
            <text:p>3572</text:p>
          </table:table-cell>
          <table:table-cell table:style-name="ce30" table:formula="of:=SUM([.H132];[.J132];[.L132];[.N132])" office:value-type="float" office:value="3459" calcext:value-type="float">
            <text:p>345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3803" calcext:value-type="float">
            <text:p>3803</text:p>
          </table:table-cell>
          <table:table-cell table:style-name="ce54" office:value-type="float" office:value="3674" calcext:value-type="float">
            <text:p>3674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essem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192" calcext:value-type="float">
            <text:p>192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table:formula="of:=SUM([.G133];[.I133];[.K133];[.M133])" office:value-type="float" office:value="525" calcext:value-type="float">
            <text:p>525</text:p>
          </table:table-cell>
          <table:table-cell table:style-name="ce30" table:formula="of:=SUM([.H133];[.J133];[.L133];[.N133])" office:value-type="float" office:value="436" calcext:value-type="float">
            <text:p>43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527" calcext:value-type="float">
            <text:p>527</text:p>
          </table:table-cell>
          <table:table-cell table:style-name="ce54" office:value-type="float" office:value="449" calcext:value-type="float">
            <text:p>44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ittem 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739" calcext:value-type="float">
            <text:p>739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1006" calcext:value-type="float">
            <text:p>1006</text:p>
          </table:table-cell>
          <table:table-cell table:style-name="ce30" office:value-type="float" office:value="832" calcext:value-type="float">
            <text:p>832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table:formula="of:=SUM([.G134];[.I134];[.K134];[.M134])" office:value-type="float" office:value="1908" calcext:value-type="float">
            <text:p>1908</text:p>
          </table:table-cell>
          <table:table-cell table:style-name="ce30" table:formula="of:=SUM([.H134];[.J134];[.L134];[.N134])" office:value-type="float" office:value="1678" calcext:value-type="float">
            <text:p>167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" calcext:value-type="float">
            <text:p>27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997" calcext:value-type="float">
            <text:p>1997</text:p>
          </table:table-cell>
          <table:table-cell table:style-name="ce54" office:value-type="float" office:value="1742" calcext:value-type="float">
            <text:p>1742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ijlre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325" calcext:value-type="float">
            <text:p>325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table:formula="of:=SUM([.G135];[.I135];[.K135];[.M135])" office:value-type="float" office:value="864" calcext:value-type="float">
            <text:p>864</text:p>
          </table:table-cell>
          <table:table-cell table:style-name="ce30" table:formula="of:=SUM([.H135];[.J135];[.L135];[.N135])" office:value-type="float" office:value="756" calcext:value-type="float">
            <text:p>75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8"/>
          <table:table-cell table:style-name="ce30" office:value-type="float" office:value="872" calcext:value-type="float">
            <text:p>872</text:p>
          </table:table-cell>
          <table:table-cell table:style-name="ce54" office:value-type="float" office:value="770" calcext:value-type="float">
            <text:p>77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ijnandsrade</text:p>
          </table:table-cell>
          <table:covered-table-cell table:style-name="ce8"/>
          <table:covered-table-cell table:style-name="ce28"/>
          <table:table-cell table:style-name="ce30"/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46" calcext:value-type="float">
            <text:p>46</text:p>
          </table:table-cell>
          <table:table-cell table:number-columns-repeated="2" table:style-name="ce30" office:value-type="float" office:value="16" calcext:value-type="float">
            <text:p>16</text:p>
          </table:table-cell>
          <table:table-cell table:style-name="ce30" office:value-type="float" office:value="82" calcext:value-type="float">
            <text:p>82</text:p>
          </table:table-cell>
          <table:table-cell table:style-name="ce30" table:formula="of:=SUM([.G136];[.I136];[.K136];[.M136])" office:value-type="float" office:value="258" calcext:value-type="float">
            <text:p>258</text:p>
          </table:table-cell>
          <table:table-cell table:style-name="ce30" table:formula="of:=SUM([.H136];[.J136];[.L136];[.N136])" office:value-type="float" office:value="215" calcext:value-type="float">
            <text:p>2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30" office:value-type="float" office:value="68" calcext:value-type="float">
            <text:p>68</text:p>
          </table:table-cell>
          <table:table-cell table:style-name="ce30"/>
          <table:table-cell table:style-name="ce30" office:value-type="float" office:value="327" calcext:value-type="float">
            <text:p>327</text:p>
          </table:table-cell>
          <table:table-cell table:style-name="ce54" office:value-type="float" office:value="219" calcext:value-type="float">
            <text:p>21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Totaal der overige Gemeenten</text:p>
          </table:table-cell>
          <table:covered-table-cell table:style-name="ce8"/>
          <table:covered-table-cell table:style-name="ce28"/>
          <table:table-cell table:style-name="ce30"/>
          <table:table-cell table:style-name="ce37" table:formula="of:=SUM([.E14:.E136])" office:value-type="float" office:value="38948" calcext:value-type="float">
            <office:annotation draw:style-name="gr1" draw:text-style-name="P1" svg:width="0.644cm" svg:height="0.369cm" svg:x="6.725cm" svg:y="61.067cm" draw:caption-point-x="2.407cm" draw:caption-point-y="0.22cm">
              <dc:creator>CDM</dc:creator>
              <dc:date>2014-12-12T00:00:00</dc:date>
              <text:p text:style-name="P1"><text:span text:style-name="T1">38953</text:span></text:p>
              <text:p text:style-name="P1"><text:span text:style-name="T1"/></text:p>
            </office:annotation>
            <text:p>38948</text:p>
          </table:table-cell>
          <table:table-cell table:style-name="ce30" table:formula="of:=SUM([.F14:.F136])" office:value-type="float" office:value="39418" calcext:value-type="float">
            <office:annotation draw:style-name="gr1" draw:text-style-name="P1" svg:width="1.166cm" svg:height="0.395cm" svg:x="7.451cm" svg:y="61.067cm" draw:caption-point-x="3.455cm" draw:caption-point-y="0.22cm">
              <dc:creator>CDM</dc:creator>
              <dc:date>2014-12-12T00:00:00</dc:date>
              <text:p text:style-name="P1"><text:span text:style-name="T1">39408</text:span></text:p>
              <text:p text:style-name="P1"><text:span text:style-name="T1"/></text:p>
            </office:annotation>
            <text:p>39418</text:p>
          </table:table-cell>
          <table:table-cell table:style-name="ce30" table:formula="of:=SUM([.G14:.G136])" office:value-type="float" office:value="34121" calcext:value-type="float">
            <text:p>34121</text:p>
          </table:table-cell>
          <table:table-cell table:style-name="ce30" table:formula="of:=SUM([.H14:.H136])" office:value-type="float" office:value="5287" calcext:value-type="float">
            <text:p>5287</text:p>
          </table:table-cell>
          <table:table-cell table:style-name="ce30" table:formula="of:=SUM([.I14:.I136])" office:value-type="float" office:value="52755" calcext:value-type="float">
            <text:p>52755</text:p>
          </table:table-cell>
          <table:table-cell table:style-name="ce30" table:formula="of:=SUM([.J14:.J136])" office:value-type="float" office:value="46741" calcext:value-type="float">
            <text:p>46741</text:p>
          </table:table-cell>
          <table:table-cell table:style-name="ce30" table:formula="of:=SUM([.K14:.K136])" office:value-type="float" office:value="5522" calcext:value-type="float">
            <text:p>5522</text:p>
          </table:table-cell>
          <table:table-cell table:style-name="ce30" table:formula="of:=SUM([.L14:.L136])" office:value-type="float" office:value="6336" calcext:value-type="float">
            <text:p>6336</text:p>
          </table:table-cell>
          <table:table-cell table:style-name="ce30" table:formula="of:=SUM([.M14:.M136])" office:value-type="float" office:value="11135" calcext:value-type="float">
            <text:p>11135</text:p>
          </table:table-cell>
          <table:table-cell table:style-name="ce30" table:formula="of:=SUM([.N14:.N136])" office:value-type="float" office:value="39592" calcext:value-type="float">
            <text:p>39592</text:p>
          </table:table-cell>
          <table:table-cell table:style-name="ce30" table:formula="of:=SUM([.O14:.O136])" office:value-type="float" office:value="103533" calcext:value-type="float">
            <text:p>103533</text:p>
          </table:table-cell>
          <table:table-cell table:style-name="ce30" table:formula="of:=SUM([.P14:.P136])" office:value-type="float" office:value="97956" calcext:value-type="float">
            <text:p>97956</text:p>
          </table:table-cell>
          <table:table-cell table:style-name="ce30" table:formula="of:=SUM([.Q14:.Q136])" office:value-type="float" office:value="1276" calcext:value-type="float">
            <text:p>1276</text:p>
          </table:table-cell>
          <table:table-cell table:style-name="ce30" table:formula="of:=SUM([.R14:.R136])" office:value-type="float" office:value="1490" calcext:value-type="float">
            <text:p>1490</text:p>
          </table:table-cell>
          <table:table-cell table:style-name="ce30" table:formula="of:=SUM([.S14:.S136])" office:value-type="float" office:value="115" calcext:value-type="float">
            <text:p>115</text:p>
          </table:table-cell>
          <table:table-cell table:style-name="ce30" table:formula="of:=SUM([.T14:.T136])" office:value-type="float" office:value="141" calcext:value-type="float">
            <text:p>141</text:p>
          </table:table-cell>
          <table:table-cell table:style-name="ce30" table:formula="of:=SUM([.U14:.U136])" office:value-type="float" office:value="261" calcext:value-type="float">
            <text:p>261</text:p>
          </table:table-cell>
          <table:table-cell table:style-name="ce30" table:formula="of:=SUM([.V14:.V136])" office:value-type="float" office:value="260" calcext:value-type="float">
            <text:p>260</text:p>
          </table:table-cell>
          <table:table-cell table:style-name="ce30" table:formula="of:=SUM([.W14:.W136])" office:value-type="float" office:value="2753" calcext:value-type="float">
            <text:p>2753</text:p>
          </table:table-cell>
          <table:table-cell table:style-name="ce30" table:formula="of:=SUM([.X14:.X136])" office:value-type="float" office:value="3874" calcext:value-type="float">
            <office:annotation draw:style-name="gr1" draw:text-style-name="P1" svg:width="1.478cm" svg:height="0.529cm" svg:x="39.244cm" svg:y="60.722cm" draw:caption-point-x="4.349cm" draw:caption-point-y="0.565cm">
              <dc:creator>CDM</dc:creator>
              <dc:date>2014-12-12T00:00:00</dc:date>
              <text:p text:style-name="P1"><text:span text:style-name="T2">3844</text:span></text:p>
              <text:p text:style-name="P1"><text:span text:style-name="T1"/></text:p>
            </office:annotation>
            <text:p>3874</text:p>
          </table:table-cell>
          <table:table-cell table:style-name="ce30" table:formula="of:=SUM([.Y14:.Y136])" office:value-type="float" office:value="3122" calcext:value-type="float">
            <office:annotation draw:style-name="gr1" draw:text-style-name="P1" svg:width="0.778cm" svg:height="0.395cm" svg:x="41.219cm" svg:y="61.067cm" draw:caption-point-x="4.148cm" draw:caption-point-y="0.22cm">
              <dc:creator>CDM</dc:creator>
              <dc:date>2014-12-12T00:00:00</dc:date>
              <text:p text:style-name="P1"><text:span text:style-name="T1">3129</text:span></text:p>
              <text:p text:style-name="P1"><text:span text:style-name="T1"/></text:p>
            </office:annotation>
            <text:p>3122</text:p>
          </table:table-cell>
          <table:table-cell table:style-name="ce30" table:formula="of:=SUM([.Z14:.Z136])" office:value-type="float" office:value="4236" calcext:value-type="float">
            <office:annotation draw:style-name="gr1" draw:text-style-name="P1" svg:width="1.083cm" svg:height="0.316cm" svg:x="42.993cm" svg:y="61.067cm" draw:caption-point-x="4.149cm" draw:caption-point-y="0.22cm">
              <dc:creator>CDM</dc:creator>
              <dc:date>2014-12-12T00:00:00</dc:date>
              <text:p text:style-name="P1"><text:span text:style-name="T2">4245:</text:span></text:p>
              <text:p text:style-name="P1"><text:span text:style-name="T1"/></text:p>
            </office:annotation>
            <text:p>4236</text:p>
          </table:table-cell>
          <table:table-cell table:style-name="ce30" table:formula="of:=SUM([.AA14:.AA136])" office:value-type="float" office:value="107562" calcext:value-type="float">
            <text:p>107562</text:p>
          </table:table-cell>
          <table:table-cell table:style-name="ce54" table:formula="of:=SUM([.AB14:.AB136])" office:value-type="float" office:value="103290" calcext:value-type="float">
            <text:p>103290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5_H2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0" office:value-type="string" calcext:value-type="string">
            <text:p>Limburg</text:p>
          </table:table-cell>
          <table:table-cell table:style-name="ce73" office:value-type="string" calcext:value-type="string">
            <text:p>34_0452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 table:number-columns-spanned="3" table:number-rows-spanned="1">
            <text:p>Totaal der Provincie</text:p>
          </table:table-cell>
          <table:covered-table-cell table:style-name="ce20"/>
          <table:covered-table-cell table:style-name="ce29"/>
          <table:table-cell table:style-name="ce30"/>
          <table:table-cell table:style-name="ce38" table:formula="of:=SUM([.E13];[.E137])" office:value-type="float" office:value="41874" calcext:value-type="float">
            <office:annotation draw:style-name="gr1" draw:text-style-name="P1" svg:width="0.644cm" svg:height="0.475cm" svg:x="6.725cm" svg:y="61.543cm" draw:caption-point-x="2.407cm" draw:caption-point-y="0.194cm">
              <dc:creator>CDM</dc:creator>
              <dc:date>2014-12-12T00:00:00</dc:date>
              <text:p text:style-name="P1"><text:span text:style-name="T1">41879</text:span></text:p>
              <text:p text:style-name="P1"><text:span text:style-name="T1"/></text:p>
            </office:annotation>
            <text:p>41874</text:p>
          </table:table-cell>
          <table:table-cell table:style-name="ce43" table:formula="of:=SUM([.F13];[.F137])" office:value-type="float" office:value="45069" calcext:value-type="float">
            <office:annotation draw:style-name="gr1" draw:text-style-name="P1" svg:width="1.443cm" svg:height="0.448cm" svg:x="7.451cm" svg:y="61.543cm" draw:caption-point-x="3.455cm" draw:caption-point-y="0.194cm">
              <dc:creator>CDM</dc:creator>
              <dc:date>2014-12-12T00:00:00</dc:date>
              <text:p text:style-name="P1"><text:span text:style-name="T2">45059</text:span></text:p>
              <text:p text:style-name="P1"><text:span text:style-name="T1"/></text:p>
            </office:annotation>
            <text:p>45069</text:p>
          </table:table-cell>
          <table:table-cell table:style-name="ce43" table:formula="of:=SUM([.G13];[.G137])" office:value-type="float" office:value="38796" calcext:value-type="float">
            <text:p>38796</text:p>
          </table:table-cell>
          <table:table-cell table:style-name="ce43" table:formula="of:=SUM([.H13];[.H137])" office:value-type="float" office:value="6263" calcext:value-type="float">
            <text:p>6263</text:p>
          </table:table-cell>
          <table:table-cell table:style-name="ce43" table:formula="of:=SUM([.I13];[.I137])" office:value-type="float" office:value="59375" calcext:value-type="float">
            <text:p>59375</text:p>
          </table:table-cell>
          <table:table-cell table:style-name="ce43" table:formula="of:=SUM([.J13];[.J137])" office:value-type="float" office:value="53336" calcext:value-type="float">
            <text:p>53336</text:p>
          </table:table-cell>
          <table:table-cell table:style-name="ce43" table:formula="of:=SUM([.K13];[.K137])" office:value-type="float" office:value="5691" calcext:value-type="float">
            <text:p>5691</text:p>
          </table:table-cell>
          <table:table-cell table:style-name="ce43" table:formula="of:=SUM([.L13];[.L137])" office:value-type="float" office:value="7466" calcext:value-type="float">
            <text:p>7466</text:p>
          </table:table-cell>
          <table:table-cell table:style-name="ce43" table:formula="of:=SUM([.M13];[.M137])" office:value-type="float" office:value="11704" calcext:value-type="float">
            <text:p>11704</text:p>
          </table:table-cell>
          <table:table-cell table:style-name="ce43" table:formula="of:=SUM([.N13];[.N137])" office:value-type="float" office:value="44706" calcext:value-type="float">
            <text:p>44706</text:p>
          </table:table-cell>
          <table:table-cell table:style-name="ce43" table:formula="of:=SUM([.O13];[.O137])" office:value-type="float" office:value="115566" calcext:value-type="float">
            <text:p>115566</text:p>
          </table:table-cell>
          <table:table-cell table:style-name="ce43" table:formula="of:=SUM([.P13];[.P137])" office:value-type="float" office:value="111771" calcext:value-type="float">
            <text:p>111771</text:p>
          </table:table-cell>
          <table:table-cell table:style-name="ce43" table:formula="of:=SUM([.Q13];[.Q137])" office:value-type="float" office:value="1857" calcext:value-type="float">
            <text:p>1857</text:p>
          </table:table-cell>
          <table:table-cell table:style-name="ce43" table:formula="of:=SUM([.R13];[.R137])" office:value-type="float" office:value="2114" calcext:value-type="float">
            <text:p>2114</text:p>
          </table:table-cell>
          <table:table-cell table:style-name="ce43" table:formula="of:=SUM([.S13];[.S137])" office:value-type="float" office:value="156" calcext:value-type="float">
            <text:p>156</text:p>
          </table:table-cell>
          <table:table-cell table:style-name="ce43" table:formula="of:=SUM([.T13];[.T137])" office:value-type="float" office:value="192" calcext:value-type="float">
            <text:p>192</text:p>
          </table:table-cell>
          <table:table-cell table:style-name="ce43" table:formula="of:=SUM([.U13];[.U137])" office:value-type="float" office:value="350" calcext:value-type="float">
            <text:p>350</text:p>
          </table:table-cell>
          <table:table-cell table:style-name="ce43" table:formula="of:=SUM([.V13];[.V137])" office:value-type="float" office:value="426" calcext:value-type="float">
            <text:p>426</text:p>
          </table:table-cell>
          <table:table-cell table:style-name="ce43" table:formula="of:=SUM([.W13];[.W137])" office:value-type="float" office:value="3516" calcext:value-type="float">
            <text:p>3516</text:p>
          </table:table-cell>
          <table:table-cell table:style-name="ce43" table:formula="of:=SUM([.X13];[.X137])" office:value-type="float" office:value="4596" calcext:value-type="float">
            <office:annotation draw:style-name="gr1" draw:text-style-name="P1" svg:width="1.311cm" svg:height="0.37cm" svg:x="39.244cm" svg:y="61.543cm" draw:caption-point-x="4.349cm" draw:caption-point-y="0.194cm">
              <dc:creator>CDM</dc:creator>
              <dc:date>2014-12-12T00:00:00</dc:date>
              <text:p text:style-name="P1"><text:span text:style-name="T1">4566</text:span></text:p>
              <text:p text:style-name="P1"><text:span text:style-name="T1"/></text:p>
            </office:annotation>
            <text:p>4596</text:p>
          </table:table-cell>
          <table:table-cell table:style-name="ce43" table:formula="of:=SUM([.Y13];[.Y137])" office:value-type="float" office:value="4015" calcext:value-type="float">
            <office:annotation draw:style-name="gr1" draw:text-style-name="P1" svg:width="3.079cm" svg:height="1.957cm" svg:x="41.219cm" svg:y="61.543cm" draw:caption-point-x="4.148cm" draw:caption-point-y="0.194cm">
              <dc:creator>CDM</dc:creator>
              <dc:date>2014-12-12T00:00:00</dc:date>
              <text:p text:style-name="P1"><text:span text:style-name="T1"/></text:p>
              <text:p text:style-name="P1"><text:span text:style-name="T1"/></text:p>
            </office:annotation>
            <text:p>4015</text:p>
          </table:table-cell>
          <table:table-cell table:style-name="ce43" table:formula="of:=SUM([.Z13];[.Z137])" office:value-type="float" office:value="5175" calcext:value-type="float">
            <office:annotation draw:style-name="gr1" draw:text-style-name="P1" svg:width="0.834cm" svg:height="0.396cm" svg:x="42.993cm" svg:y="61.543cm" draw:caption-point-x="4.149cm" draw:caption-point-y="0.194cm">
              <dc:creator>CDM</dc:creator>
              <dc:date>2014-12-12T00:00:00</dc:date>
              <text:p text:style-name="P1"><text:span text:style-name="T2">5184</text:span></text:p>
            </office:annotation>
            <text:p>5175</text:p>
          </table:table-cell>
          <table:table-cell table:style-name="ce43" table:formula="of:=SUM([.AA13];[.AA137])" office:value-type="float" office:value="120939" calcext:value-type="float">
            <text:p>120939</text:p>
          </table:table-cell>
          <table:table-cell table:style-name="ce55" table:formula="of:=SUM([.AB13];[.AB137])" office:value-type="float" office:value="118451" calcext:value-type="float">
            <text:p>11845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5_H2</text:p>
          </table:table-cell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53" calcext:value-type="float">
            <text:p>53</text:p>
          </table:table-cell>
          <table:table-cell table:style-name="ce61" office:value-type="string" calcext:value-type="string">
            <text:p>Limburg</text:p>
          </table:table-cell>
          <table:table-cell table:style-name="ce74" office:value-type="string" calcext:value-type="string">
            <text:p>34_0452</text:p>
          </table:table-cell>
          <table:table-cell table:number-columns-repeated="990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style-name="ce32" table:number-columns-repeated="25"/>
          <table:table-cell table:number-columns-repeated="996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 table:number-rows-repeated="10483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" style:display-name="PageStyle_Limbur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3-11-24T16:46:04</meta:creation-date>
    <dc:creator>JP 174</dc:creator>
    <dc:date>2004-02-02T17:51:52</dc:date>
    <meta:document-statistic meta:table-count="1" meta:cell-count="3248" meta:object-count="0"/>
    <meta:generator>LibreOffice/4.2.7.2$Linux_X86_64 LibreOffice_project/420m0$Build-2</meta:generator>
  </office:meta>
</office:document-meta>
</file>